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83.33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74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20.2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7.68mm"/>
    </style:style>
    <style:style style:name="co14" style:family="table-column">
      <style:table-column-properties fo:break-before="auto" style:column-width="62.41mm"/>
    </style:style>
    <style:style style:name="co15" style:family="table-column">
      <style:table-column-properties fo:break-before="auto" style:column-width="19.51mm"/>
    </style:style>
    <style:style style:name="co16" style:family="table-column">
      <style:table-column-properties fo:break-before="auto" style:column-width="70.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5.06mm" fo:break-before="auto" style:use-optimal-row-height="false"/>
    </style:style>
    <style:style style:name="ro7" style:family="table-row">
      <style:table-row-properties style:row-height="8.9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50">
      <style:table-cell-properties style:text-align-source="fix" style:repeat-content="false"/>
      <style:paragraph-properties fo:text-align="center" fo:margin-left="0mm"/>
      <style:text-properties style:font-name="Liberation Sans" fo:font-size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76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Arial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unk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Default"/>
        <table:table-row table:style-name="ro1">
          <table:table-cell table:style-name="ce4" office:value-type="string" calcext:value-type="string">
            <text:p>Chunk number </text:p>
          </table:table-cell>
          <table:table-cell table:style-name="ce4" office:value-type="string" calcext:value-type="string">
            <text:p>Dataset (timestampof the last block) </text:p>
          </table:table-cell>
          <table:table-cell table:style-name="ce4" office:value-type="string" calcext:value-type="string">
            <text:p>Approx.Size (MiB) </text:p>
          </table:table-cell>
          <table:table-cell table:style-name="ce4" office:value-type="string" calcext:value-type="string">
            <text:p>Block count interval </text:p>
          </table:table-cell>
          <table:table-cell table:style-name="ce35"/>
          <table:table-cell table:style-name="ce9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009-01-03 16:15:00 to 2009-07-02 23:42:50 </text:p>
          </table:table-cell>
          <table:table-cell table:style-name="ce28" office:value-type="float" office:value="3.95" calcext:value-type="float">
            <text:p>3,95</text:p>
          </table:table-cell>
          <table:table-cell table:style-name="ce28" office:value-type="string" calcext:value-type="string">
            <text:p>Block #0 to #18607 </text:p>
          </table:table-cell>
          <table:table-cell table:number-columns-repeated="2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13" office:value-type="string" calcext:value-type="string">
            <text:p>2010-01-02 23:53:05 </text:p>
          </table:table-cell>
          <table:table-cell table:style-name="ce28" office:value-type="float" office:value="3.12" calcext:value-type="float">
            <text:p>3,12</text:p>
          </table:table-cell>
          <table:table-cell table:style-name="ce28" office:value-type="string" calcext:value-type="string">
            <text:p>Block #18608 to #32747 </text:p>
          </table:table-cell>
          <table:table-cell table:number-columns-repeated="2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13" office:value-type="string" calcext:value-type="string">
            <text:p>2010-07-02 23:48:12 </text:p>
          </table:table-cell>
          <table:table-cell table:style-name="ce28" office:value-type="float" office:value="10.19" calcext:value-type="float">
            <text:p>10,19</text:p>
          </table:table-cell>
          <table:table-cell table:style-name="ce28" office:value-type="string" calcext:value-type="string">
            <text:p>Block #32748 to #63939 </text:p>
          </table:table-cell>
          <table:table-cell table:number-columns-repeated="2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13" office:value-type="string" calcext:value-type="string">
            <text:p>2011-01-02 23:58:10 </text:p>
          </table:table-cell>
          <table:table-cell table:style-name="ce28" office:value-type="float" office:value="40.5" calcext:value-type="float">
            <text:p>40,5</text:p>
          </table:table-cell>
          <table:table-cell table:style-name="ce28" office:value-type="string" calcext:value-type="string">
            <text:p>Block #63940 to #100765 </text:p>
          </table:table-cell>
          <table:table-cell table:number-columns-repeated="2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13" office:value-type="string" calcext:value-type="string">
            <text:p>2011-07-02 23:58:47 </text:p>
          </table:table-cell>
          <table:table-cell table:style-name="ce28" office:value-type="float" office:value="267.32" calcext:value-type="float">
            <text:p>267,32</text:p>
          </table:table-cell>
          <table:table-cell table:style-name="ce28" office:value-type="string" calcext:value-type="string">
            <text:p>Block #100766 to #134463 </text:p>
          </table:table-cell>
          <table:table-cell table:number-columns-repeated="2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13" office:value-type="string" calcext:value-type="string">
            <text:p>2012-01-02 23:49:53 </text:p>
          </table:table-cell>
          <table:table-cell table:style-name="ce28" office:value-type="float" office:value="502.15" calcext:value-type="float">
            <text:p>502,15</text:p>
          </table:table-cell>
          <table:table-cell table:style-name="ce28" office:value-type="string" calcext:value-type="string">
            <text:p>Block #134464 to #160340 </text:p>
          </table:table-cell>
          <table:table-cell table:number-columns-repeated="2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13" office:value-type="string" calcext:value-type="string">
            <text:p>2012-07-02 23:56:08 </text:p>
          </table:table-cell>
          <table:table-cell table:style-name="ce28" office:value-type="float" office:value="1085.34" calcext:value-type="float">
            <text:p>1085,34</text:p>
          </table:table-cell>
          <table:table-cell table:style-name="ce28" office:value-type="string" calcext:value-type="string">
            <text:p>Block #160341 to #187257 </text:p>
          </table:table-cell>
          <table:table-cell table:number-columns-repeated="2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13" office:value-type="string" calcext:value-type="string">
            <text:p>2013-01-02 23:52:07 </text:p>
          </table:table-cell>
          <table:table-cell table:style-name="ce28" office:value-type="float" office:value="2560.4" calcext:value-type="float">
            <text:p>2560,4</text:p>
          </table:table-cell>
          <table:table-cell table:style-name="ce28" office:value-type="string" calcext:value-type="string">
            <text:p>Block #187258 to #214877 </text:p>
          </table:table-cell>
          <table:table-cell table:number-columns-repeated="2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13" office:value-type="string" calcext:value-type="string">
            <text:p>2013-07-02 23:44:23 </text:p>
          </table:table-cell>
          <table:table-cell table:style-name="ce28" office:value-type="float" office:value="4339.41" calcext:value-type="float">
            <text:p>4339,41</text:p>
          </table:table-cell>
          <table:table-cell table:style-name="ce28" office:value-type="string" calcext:value-type="string">
            <text:p>Block #214878 to #244469 </text:p>
          </table:table-cell>
          <table:table-cell table:number-columns-repeated="2"/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13" office:value-type="string" calcext:value-type="string">
            <text:p>2014-01-02 23:59:25 </text:p>
          </table:table-cell>
          <table:table-cell table:style-name="ce28" office:value-type="float" office:value="4628.57" calcext:value-type="float">
            <text:p>4628,57</text:p>
          </table:table-cell>
          <table:table-cell table:style-name="ce28" office:value-type="string" calcext:value-type="string">
            <text:p>Block #244470 to #278334 </text:p>
          </table:table-cell>
          <table:table-cell table:number-columns-repeated="2"/>
        </table:table-row>
        <table:table-row table:style-name="ro2">
          <table:table-cell table:style-name="ce28" office:value-type="float" office:value="11" calcext:value-type="float">
            <text:p>11</text:p>
          </table:table-cell>
          <table:table-cell table:style-name="ce13" office:value-type="string" calcext:value-type="string">
            <text:p>2014-07-02 23:48:30 </text:p>
          </table:table-cell>
          <table:table-cell table:style-name="ce28" office:value-type="float" office:value="6217.9" calcext:value-type="float">
            <text:p>6217,9</text:p>
          </table:table-cell>
          <table:table-cell table:style-name="ce28" office:value-type="string" calcext:value-type="string">
            <text:p>Block #278335 to #308941 </text:p>
          </table:table-cell>
          <table:table-cell table:number-columns-repeated="2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13" office:value-type="string" calcext:value-type="string">
            <text:p>2015-01-02 23:57:48 </text:p>
          </table:table-cell>
          <table:table-cell table:style-name="ce28" office:value-type="float" office:value="7653.73" calcext:value-type="float">
            <text:p>7653,73</text:p>
          </table:table-cell>
          <table:table-cell table:style-name="ce28" office:value-type="string" calcext:value-type="string">
            <text:p>Block #308942 to #337190 </text:p>
          </table:table-cell>
          <table:table-cell table:number-columns-repeated="2"/>
        </table:table-row>
        <table:table-row table:style-name="ro2">
          <table:table-cell table:style-name="ce28" office:value-type="float" office:value="13" calcext:value-type="float">
            <text:p>13</text:p>
          </table:table-cell>
          <table:table-cell table:style-name="ce13" office:value-type="string" calcext:value-type="string">
            <text:p>2015-07-02 23:54:00 </text:p>
          </table:table-cell>
          <table:table-cell table:style-name="ce28" office:value-type="float" office:value="10028.16" calcext:value-type="float">
            <text:p>10028,16</text:p>
          </table:table-cell>
          <table:table-cell table:style-name="ce28" office:value-type="string" calcext:value-type="string">
            <text:p>Block #337191 to #363551 </text:p>
          </table:table-cell>
          <table:table-cell table:number-columns-repeated="2"/>
        </table:table-row>
        <table:table-row table:style-name="ro2">
          <table:table-cell table:style-name="ce28" office:value-type="float" office:value="14" calcext:value-type="float">
            <text:p>14</text:p>
          </table:table-cell>
          <table:table-cell table:style-name="ce13" office:value-type="string" calcext:value-type="string">
            <text:p>2016-01-02 23:56:10 </text:p>
          </table:table-cell>
          <table:table-cell table:style-name="ce28" office:value-type="float" office:value="14877.21" calcext:value-type="float">
            <text:p>14877,21</text:p>
          </table:table-cell>
          <table:table-cell table:style-name="ce28" office:value-type="string" calcext:value-type="string">
            <text:p>Block #363552 to #391461 </text:p>
          </table:table-cell>
          <table:table-cell table:number-columns-repeated="2"/>
        </table:table-row>
        <table:table-row table:style-name="ro2">
          <table:table-cell table:style-name="ce28" office:value-type="float" office:value="15" calcext:value-type="float">
            <text:p>15</text:p>
          </table:table-cell>
          <table:table-cell table:style-name="ce13" office:value-type="string" calcext:value-type="string">
            <text:p>2016-07-02 23:54:19 </text:p>
          </table:table-cell>
          <table:table-cell table:style-name="ce28" office:value-type="float" office:value="19492.93" calcext:value-type="float">
            <text:p>19492,93</text:p>
          </table:table-cell>
          <table:table-cell table:style-name="ce28" office:value-type="string" calcext:value-type="string">
            <text:p>Block #391461 to #419026 </text:p>
          </table:table-cell>
          <table:table-cell table:number-columns-repeated="2"/>
        </table:table-row>
        <table:table-row table:style-name="ro2">
          <table:table-cell table:style-name="ce28" office:value-type="float" office:value="16" calcext:value-type="float">
            <text:p>16</text:p>
          </table:table-cell>
          <table:table-cell table:style-name="ce13" office:value-type="string" calcext:value-type="string">
            <text:p>2017-01-02 23:55:50 </text:p>
          </table:table-cell>
          <table:table-cell table:style-name="ce28" office:value-type="float" office:value="21218.05" calcext:value-type="float">
            <text:p>21218,05</text:p>
          </table:table-cell>
          <table:table-cell table:style-name="ce28" office:value-type="string" calcext:value-type="string">
            <text:p>Block #419027 to #446347 </text:p>
          </table:table-cell>
          <table:table-cell table:number-columns-repeated="2"/>
        </table:table-row>
        <table:table-row table:style-name="ro2">
          <table:table-cell table:style-name="ce28" office:value-type="float" office:value="17" calcext:value-type="float">
            <text:p>17</text:p>
          </table:table-cell>
          <table:table-cell table:style-name="ce13" office:value-type="string" calcext:value-type="string">
            <text:p>2017-07-02 23:49:46 </text:p>
          </table:table-cell>
          <table:table-cell table:style-name="ce28" office:value-type="float" office:value="24858.2" calcext:value-type="float">
            <text:p>24858,2</text:p>
          </table:table-cell>
          <table:table-cell table:style-name="ce28" office:value-type="string" calcext:value-type="string">
            <text:p>Block #446348 to #473944 </text:p>
          </table:table-cell>
          <table:table-cell table:number-columns-repeated="2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13" office:value-type="string" calcext:value-type="string">
            <text:p>2018-01-02 23:50:33 </text:p>
          </table:table-cell>
          <table:table-cell table:style-name="ce28" office:value-type="float" office:value="25693.64" calcext:value-type="float">
            <text:p>25693,64</text:p>
          </table:table-cell>
          <table:table-cell table:style-name="ce28" office:value-type="string" calcext:value-type="string">
            <text:p>Block #473945 to #502287 </text:p>
          </table:table-cell>
          <table:table-cell table:number-columns-repeated="2"/>
        </table:table-row>
        <table:table-row table:style-name="ro2">
          <table:table-cell table:style-name="ce28" office:value-type="float" office:value="19" calcext:value-type="float">
            <text:p>19</text:p>
          </table:table-cell>
          <table:table-cell table:style-name="ce13" office:value-type="string" calcext:value-type="string">
            <text:p>2018-07-02 23:31:50 </text:p>
          </table:table-cell>
          <table:table-cell table:style-name="ce28" office:value-type="float" office:value="22848.6" calcext:value-type="float">
            <text:p>22848,6</text:p>
          </table:table-cell>
          <table:table-cell table:style-name="ce28" office:value-type="string" calcext:value-type="string">
            <text:p>Block #502288 to #530254 </text:p>
          </table:table-cell>
          <table:table-cell table:number-columns-repeated="2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13" office:value-type="string" calcext:value-type="string">
            <text:p>2019-01-02 23:53:08 </text:p>
          </table:table-cell>
          <table:table-cell table:style-name="ce28" office:value-type="float" office:value="22844.33" calcext:value-type="float">
            <text:p>22844,33</text:p>
          </table:table-cell>
          <table:table-cell table:style-name="ce28" office:value-type="string" calcext:value-type="string">
            <text:p>Block #530255 to #556758 </text:p>
          </table:table-cell>
          <table:table-cell table:number-columns-repeated="2"/>
        </table:table-row>
        <table:table-row table:style-name="ro2">
          <table:table-cell table:style-name="ce28" office:value-type="float" office:value="21" calcext:value-type="float">
            <text:p>21</text:p>
          </table:table-cell>
          <table:table-cell table:style-name="ce13" office:value-type="string" calcext:value-type="string">
            <text:p>2019-07-02 23:57:49 </text:p>
          </table:table-cell>
          <table:table-cell table:style-name="ce28" office:value-type="float" office:value="28409.4" calcext:value-type="float">
            <text:p>28409,4</text:p>
          </table:table-cell>
          <table:table-cell table:style-name="ce28" office:value-type="string" calcext:value-type="string">
            <text:p>Block #556759 to #583537 </text:p>
          </table:table-cell>
          <table:table-cell table:number-columns-repeated="2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13" office:value-type="string" calcext:value-type="string">
            <text:p>2020-01-02 23:41:39 </text:p>
          </table:table-cell>
          <table:table-cell table:style-name="ce28" office:value-type="float" office:value="26933.42" calcext:value-type="float">
            <text:p>26933,42</text:p>
          </table:table-cell>
          <table:table-cell table:style-name="ce28" office:value-type="string" calcext:value-type="string">
            <text:p>Block #583538 to #611005 </text:p>
          </table:table-cell>
          <table:table-cell table:number-columns-repeated="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2020-04-14 11:54:21 </text:p>
          </table:table-cell>
          <table:table-cell table:style-name="ce6" office:value-type="float" office:value="14951.96" calcext:value-type="float">
            <text:p>14951,96</text:p>
          </table:table-cell>
          <table:table-cell table:style-name="ce6" office:value-type="string" calcext:value-type="string">
            <text:p>Block #611006 to #625941 </text:p>
          </table:table-cell>
          <table:table-cell table:number-columns-repeated="2"/>
        </table:table-row>
        <table:table-row table:style-name="ro3">
          <table:table-cell table:style-name="ce7"/>
          <table:table-cell table:number-columns-repeated="5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table:style-name="ce10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4"/>
          <table:table-cell table:number-columns-repeated="2"/>
        </table:table-row>
        <table:table-row table:style-name="ro2" table:number-rows-repeated="2">
          <table:table-cell table:style-name="ce12"/>
          <table:table-cell table:number-columns-repeated="2"/>
          <table:table-cell table:style-name="ce25"/>
          <table:table-cell table:style-name="ce20"/>
          <table:table-cell/>
        </table:table-row>
        <table:table-row table:style-name="ro2" table:number-rows-repeated="3">
          <table:table-cell table:style-name="ce12"/>
          <table:table-cell table:number-columns-repeated="5"/>
        </table:table-row>
        <table:table-row table:style-name="ro2" table:number-rows-repeated="17">
          <table:table-cell table:number-columns-repeated="6"/>
        </table:table-row>
        <table:table-row table:style-name="ro2" table:number-rows-repeated="22">
          <table:table-cell/>
          <table:table-cell table:style-name="ce16"/>
          <table:table-cell table:number-columns-repeated="4"/>
        </table:table-row>
        <table:table-row table:style-name="ro2" table:number-rows-repeated="104848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nces_ExtractedData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5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8" table:default-cell-style-name="ce8"/>
        <table:table-row table:style-name="ro2">
          <table:table-cell/>
          <table:table-cell table:style-name="ce28" table:number-columns-repeated="3"/>
          <table:table-cell/>
          <table:table-cell table:style-name="ce2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2">
            <text:p>Chunk 1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18608" calcext:value-type="float">
            <text:p>18608</text:p>
          </table:table-cell>
          <table:table-cell table:style-name="ce46" office:value-type="string" calcext:value-type="string">
            <text:p>6.779773</text:p>
          </table:table-cell>
          <table:table-cell office:value-type="string" calcext:value-type="string">
            <text:p>56.442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table-cell table:style-name="ce39" office:value-type="string" calcext:value-type="string" table:number-columns-spanned="1" table:number-rows-spanned="2">
            <text:p>Chunk 13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361" calcext:value-type="float">
            <text:p>26361</text:p>
          </table:table-cell>
          <table:table-cell office:value-type="string" calcext:value-type="string">
            <text:p>7.973895</text:p>
          </table:table-cell>
          <table:table-cell office:value-type="string" calcext:value-type="string">
            <text:p>122.8582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18608" calcext:value-type="float">
            <text:p>18608</text:p>
          </table:table-cell>
          <table:table-cell office:value-type="string" calcext:value-type="string">
            <text:p>7.640788</text:p>
          </table:table-cell>
          <table:table-cell office:value-type="string" calcext:value-type="string">
            <text:p>96.592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361" calcext:value-type="float">
            <text:p>26361</text:p>
          </table:table-cell>
          <table:table-cell office:value-type="string" calcext:value-type="string">
            <text:p>7.990153</text:p>
          </table:table-cell>
          <table:table-cell office:value-type="string" calcext:value-type="string">
            <text:p>126.6573</text:p>
          </table:table-cell>
          <table:table-cell table:style-name="ce33" table:formula="of:=1/10" office:value-type="percentage" office:value="0.1" calcext:value-type="percentage">
            <text:p>10,00%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2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7.443441</text:p>
          </table:table-cell>
          <table:table-cell office:value-type="string" calcext:value-type="string">
            <text:p>84.1945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table-cell table:style-name="ce39" office:value-type="string" calcext:value-type="string" table:number-columns-spanned="1" table:number-rows-spanned="3">
            <text:p>Chunk 14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910" calcext:value-type="float">
            <text:p>27910</text:p>
          </table:table-cell>
          <table:table-cell office:value-type="string" calcext:value-type="string">
            <text:p>7.974526</text:p>
          </table:table-cell>
          <table:table-cell office:value-type="string" calcext:value-type="string">
            <text:p>121.5946</text:p>
          </table:table-cell>
          <table:table-cell table:style-name="ce33" table:formula="of:=10/11" office:value-type="percentage" office:value="0.909090909090909" calcext:value-type="percentage">
            <text:p>90,91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7.064427</text:p>
          </table:table-cell>
          <table:table-cell office:value-type="string" calcext:value-type="string">
            <text:p>62.579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910" calcext:value-type="float">
            <text:p>27910</text:p>
          </table:table-cell>
          <table:table-cell office:value-type="string" calcext:value-type="string">
            <text:p>7.984354</text:p>
          </table:table-cell>
          <table:table-cell office:value-type="string" calcext:value-type="string">
            <text:p>126.4775</text:p>
          </table:table-cell>
          <table:table-cell table:style-name="ce33" table:formula="of:=2/11" office:value-type="percentage" office:value="0.181818181818182" calcext:value-type="percentage">
            <text:p>18,18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3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1192" calcext:value-type="float">
            <text:p>31192</text:p>
          </table:table-cell>
          <table:table-cell office:value-type="string" calcext:value-type="string">
            <text:p>7.941455</text:p>
          </table:table-cell>
          <table:table-cell office:value-type="string" calcext:value-type="string">
            <text:p>117.0247</text:p>
          </table:table-cell>
          <table:table-cell table:style-name="ce33" table:formula="of:=7/12" office:value-type="percentage" office:value="0.583333333333333" calcext:value-type="percentage">
            <text:p>58,33%</text:p>
          </table:table-cell>
          <table:table-cell/>
          <table:table-cell table:style-name="ce39" office:value-type="string" calcext:value-type="string" table:number-columns-spanned="1" table:number-rows-spanned="3">
            <text:p>Chunk 15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565" calcext:value-type="float">
            <text:p>27565</text:p>
          </table:table-cell>
          <table:table-cell office:value-type="string" calcext:value-type="string">
            <text:p>7.887766</text:p>
          </table:table-cell>
          <table:table-cell office:value-type="string" calcext:value-type="string">
            <text:p>112.8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1192" calcext:value-type="float">
            <text:p>31192</text:p>
          </table:table-cell>
          <table:table-cell table:style-name="ce46" office:value-type="string" calcext:value-type="string">
            <text:p>5.454991</text:p>
          </table:table-cell>
          <table:table-cell office:value-type="string" calcext:value-type="string">
            <text:p>23.8080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565" calcext:value-type="float">
            <text:p>27565</text:p>
          </table:table-cell>
          <table:table-cell office:value-type="string" calcext:value-type="string">
            <text:p>7.928726</text:p>
          </table:table-cell>
          <table:table-cell office:value-type="string" calcext:value-type="string">
            <text:p>123.683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4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6826" calcext:value-type="float">
            <text:p>36826</text:p>
          </table:table-cell>
          <table:table-cell office:value-type="string" calcext:value-type="string">
            <text:p>7.713753</text:p>
          </table:table-cell>
          <table:table-cell office:value-type="string" calcext:value-type="string">
            <text:p>90.1920</text:p>
          </table:table-cell>
          <table:table-cell table:style-name="ce33" table:formula="of:=11/14" office:value-type="percentage" office:value="0.785714285714286" calcext:value-type="percentage">
            <text:p>78,57%</text:p>
          </table:table-cell>
          <table:table-cell/>
          <table:table-cell table:style-name="ce39" office:value-type="string" calcext:value-type="string" table:number-columns-spanned="1" table:number-rows-spanned="3">
            <text:p>Chunk 16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7.883290</text:p>
          </table:table-cell>
          <table:table-cell office:value-type="string" calcext:value-type="string">
            <text:p>113.3991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6826" calcext:value-type="float">
            <text:p>36826</text:p>
          </table:table-cell>
          <table:table-cell office:value-type="string" calcext:value-type="string">
            <text:p>7.496666</text:p>
          </table:table-cell>
          <table:table-cell office:value-type="string" calcext:value-type="string">
            <text:p>94.4676</text:p>
          </table:table-cell>
          <table:table-cell table:style-name="ce33" table:formula="of:=8/14" office:value-type="percentage" office:value="0.571428571428571" calcext:value-type="percentage">
            <text:p>57,14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321" calcext:value-type="float">
            <text:p>27321</text:p>
          </table:table-cell>
          <table:table-cell office:value-type="string" calcext:value-type="string">
            <text:p>7.924534</text:p>
          </table:table-cell>
          <table:table-cell office:value-type="string" calcext:value-type="string">
            <text:p>123.942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5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3698" calcext:value-type="float">
            <text:p>33698</text:p>
          </table:table-cell>
          <table:table-cell office:value-type="string" calcext:value-type="string">
            <text:p>7.868886</text:p>
          </table:table-cell>
          <table:table-cell office:value-type="string" calcext:value-type="string">
            <text:p>107.7641</text:p>
          </table:table-cell>
          <table:table-cell table:style-name="ce33" table:formula="of:=9/13" office:value-type="percentage" office:value="0.692307692307692" calcext:value-type="percentage">
            <text:p>69,23%</text:p>
          </table:table-cell>
          <table:table-cell/>
          <table:table-cell table:style-name="ce39" office:value-type="string" calcext:value-type="string" table:number-columns-spanned="1" table:number-rows-spanned="3">
            <text:p>Chunk 17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597" calcext:value-type="float">
            <text:p>27597</text:p>
          </table:table-cell>
          <table:table-cell office:value-type="string" calcext:value-type="string">
            <text:p>7.943638</text:p>
          </table:table-cell>
          <table:table-cell office:value-type="string" calcext:value-type="string">
            <text:p>119.7528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3698" calcext:value-type="float">
            <text:p>33698</text:p>
          </table:table-cell>
          <table:table-cell office:value-type="string" calcext:value-type="string">
            <text:p>7.994696</text:p>
          </table:table-cell>
          <table:table-cell office:value-type="string" calcext:value-type="string">
            <text:p>127.4124</text:p>
          </table:table-cell>
          <table:table-cell table:style-name="ce48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597" calcext:value-type="float">
            <text:p>27597</text:p>
          </table:table-cell>
          <table:table-cell office:value-type="string" calcext:value-type="string">
            <text:p>7.944217</text:p>
          </table:table-cell>
          <table:table-cell office:value-type="string" calcext:value-type="string">
            <text:p>124.5403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6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5877" calcext:value-type="float">
            <text:p>25877</text:p>
          </table:table-cell>
          <table:table-cell office:value-type="string" calcext:value-type="string">
            <text:p>7.975473</text:p>
          </table:table-cell>
          <table:table-cell office:value-type="string" calcext:value-type="string">
            <text:p>122.0890</text:p>
          </table:table-cell>
          <table:table-cell table:style-name="ce33" table:formula="of:=2/10" office:value-type="percentage" office:value="0.2" calcext:value-type="percentage">
            <text:p>20,00%</text:p>
          </table:table-cell>
          <table:table-cell/>
          <table:table-cell table:style-name="ce39" office:value-type="string" calcext:value-type="string" table:number-columns-spanned="1" table:number-rows-spanned="3">
            <text:p>Chunk 18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8343" calcext:value-type="float">
            <text:p>28343</text:p>
          </table:table-cell>
          <table:table-cell office:value-type="string" calcext:value-type="string">
            <text:p>7.955741</text:p>
          </table:table-cell>
          <table:table-cell office:value-type="string" calcext:value-type="string">
            <text:p>121.6424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5877" calcext:value-type="float">
            <text:p>25877</text:p>
          </table:table-cell>
          <table:table-cell office:value-type="string" calcext:value-type="string">
            <text:p>7.992319</text:p>
          </table:table-cell>
          <table:table-cell office:value-type="string" calcext:value-type="string">
            <text:p>127.8536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8343" calcext:value-type="float">
            <text:p>28343</text:p>
          </table:table-cell>
          <table:table-cell office:value-type="string" calcext:value-type="string">
            <text:p>7.940430</text:p>
          </table:table-cell>
          <table:table-cell office:value-type="string" calcext:value-type="string">
            <text:p>124.407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4"/>
          <table:table-cell table:style-name="ce50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51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7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917" calcext:value-type="float">
            <text:p>26917</text:p>
          </table:table-cell>
          <table:table-cell office:value-type="string" calcext:value-type="string">
            <text:p>7.939160</text:p>
          </table:table-cell>
          <table:table-cell office:value-type="string" calcext:value-type="string">
            <text:p>110.6530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table-cell table:style-name="ce39" office:value-type="string" calcext:value-type="string" table:number-columns-spanned="1" table:number-rows-spanned="3">
            <text:p>Chunk 19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967" calcext:value-type="float">
            <text:p>27967</text:p>
          </table:table-cell>
          <table:table-cell office:value-type="string" calcext:value-type="string">
            <text:p>7.956948</text:p>
          </table:table-cell>
          <table:table-cell office:value-type="string" calcext:value-type="string">
            <text:p>120.5146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917" calcext:value-type="float">
            <text:p>26917</text:p>
          </table:table-cell>
          <table:table-cell office:value-type="string" calcext:value-type="string">
            <text:p>7.993985</text:p>
          </table:table-cell>
          <table:table-cell office:value-type="string" calcext:value-type="string">
            <text:p>127.4064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967" calcext:value-type="float">
            <text:p>27967</text:p>
          </table:table-cell>
          <table:table-cell office:value-type="string" calcext:value-type="string">
            <text:p>7.923750</text:p>
          </table:table-cell>
          <table:table-cell office:value-type="string" calcext:value-type="string">
            <text:p>123.8086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4"/>
          <table:table-cell table:style-name="ce50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51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8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620" calcext:value-type="float">
            <text:p>27620</text:p>
          </table:table-cell>
          <table:table-cell office:value-type="string" calcext:value-type="string">
            <text:p>7.946039</text:p>
          </table:table-cell>
          <table:table-cell office:value-type="string" calcext:value-type="string">
            <text:p>110.0821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table-cell table:style-name="ce39" office:value-type="string" calcext:value-type="string" table:number-columns-spanned="1" table:number-rows-spanned="3">
            <text:p>Chunk 20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504" calcext:value-type="float">
            <text:p>26504</text:p>
          </table:table-cell>
          <table:table-cell office:value-type="string" calcext:value-type="string">
            <text:p>7.942107</text:p>
          </table:table-cell>
          <table:table-cell office:value-type="string" calcext:value-type="string">
            <text:p>117.3278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620" calcext:value-type="float">
            <text:p>27620</text:p>
          </table:table-cell>
          <table:table-cell office:value-type="string" calcext:value-type="string">
            <text:p>7.993617</text:p>
          </table:table-cell>
          <table:table-cell office:value-type="string" calcext:value-type="string">
            <text:p>127.4520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504" calcext:value-type="float">
            <text:p>26504</text:p>
          </table:table-cell>
          <table:table-cell office:value-type="string" calcext:value-type="string">
            <text:p>7.930406</text:p>
          </table:table-cell>
          <table:table-cell office:value-type="string" calcext:value-type="string">
            <text:p>121.7560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4"/>
          <table:table-cell table:style-name="ce50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51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9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9592" calcext:value-type="float">
            <text:p>29592</text:p>
          </table:table-cell>
          <table:table-cell office:value-type="string" calcext:value-type="string">
            <text:p>7.967094</text:p>
          </table:table-cell>
          <table:table-cell office:value-type="string" calcext:value-type="string">
            <text:p>114.0662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table-cell table:style-name="ce39" office:value-type="string" calcext:value-type="string" table:number-columns-spanned="1" table:number-rows-spanned="3">
            <text:p>Chunk 21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6779" calcext:value-type="float">
            <text:p>26779</text:p>
          </table:table-cell>
          <table:table-cell office:value-type="string" calcext:value-type="string">
            <text:p>7.896560</text:p>
          </table:table-cell>
          <table:table-cell office:value-type="string" calcext:value-type="string">
            <text:p>119.6634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9592" calcext:value-type="float">
            <text:p>29592</text:p>
          </table:table-cell>
          <table:table-cell office:value-type="string" calcext:value-type="string">
            <text:p>7.994422</text:p>
          </table:table-cell>
          <table:table-cell office:value-type="string" calcext:value-type="string">
            <text:p>127.1772</text:p>
          </table:table-cell>
          <table:table-cell table:style-name="ce49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6779" calcext:value-type="float">
            <text:p>26779</text:p>
          </table:table-cell>
          <table:table-cell office:value-type="string" calcext:value-type="string">
            <text:p>7.943257</text:p>
          </table:table-cell>
          <table:table-cell office:value-type="string" calcext:value-type="string">
            <text:p>122.2475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10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3865" calcext:value-type="float">
            <text:p>33865</text:p>
          </table:table-cell>
          <table:table-cell office:value-type="string" calcext:value-type="string">
            <text:p>7.981163</text:p>
          </table:table-cell>
          <table:table-cell office:value-type="string" calcext:value-type="string">
            <text:p>122.0950</text:p>
          </table:table-cell>
          <table:table-cell table:style-name="ce33" table:formula="of:=8/13" office:value-type="percentage" office:value="0.615384615384615" calcext:value-type="percentage">
            <text:p>61,54%</text:p>
          </table:table-cell>
          <table:table-cell/>
          <table:table-cell table:style-name="ce39" office:value-type="string" calcext:value-type="string" table:number-columns-spanned="1" table:number-rows-spanned="3">
            <text:p>Chunk 22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27468" calcext:value-type="float">
            <text:p>27468</text:p>
          </table:table-cell>
          <table:table-cell office:value-type="string" calcext:value-type="string">
            <text:p>7.926025</text:p>
          </table:table-cell>
          <table:table-cell office:value-type="string" calcext:value-type="string">
            <text:p>120.0052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3865" calcext:value-type="float">
            <text:p>33865</text:p>
          </table:table-cell>
          <table:table-cell office:value-type="string" calcext:value-type="string">
            <text:p>7.994789</text:p>
          </table:table-cell>
          <table:table-cell office:value-type="string" calcext:value-type="string">
            <text:p>127.5661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7468" calcext:value-type="float">
            <text:p>27468</text:p>
          </table:table-cell>
          <table:table-cell office:value-type="string" calcext:value-type="string">
            <text:p>7.964303</text:p>
          </table:table-cell>
          <table:table-cell office:value-type="string" calcext:value-type="string">
            <text:p>118.3350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 table:number-columns-spanned="1" table:number-rows-spanned="3">
            <text:p>Chunk 11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30607" calcext:value-type="float">
            <text:p>30607</text:p>
          </table:table-cell>
          <table:table-cell office:value-type="string" calcext:value-type="string">
            <text:p>7.973855</text:p>
          </table:table-cell>
          <table:table-cell office:value-type="string" calcext:value-type="string">
            <text:p>123.0151</text:p>
          </table:table-cell>
          <table:table-cell table:style-name="ce33" table:formula="of:=11/12" office:value-type="percentage" office:value="0.916666666666667" calcext:value-type="percentage">
            <text:p>91,67%</text:p>
          </table:table-cell>
          <table:table-cell/>
          <table:table-cell table:style-name="ce39" office:value-type="string" calcext:value-type="string" table:number-columns-spanned="1" table:number-rows-spanned="3">
            <text:p>Chunk 23</text:p>
          </table:table-cell>
          <table:table-cell table:style-name="ce30" office:value-type="string" calcext:value-type="string">
            <text:p>LSBytes</text:p>
          </table:table-cell>
          <table:table-cell office:value-type="float" office:value="14936" calcext:value-type="float">
            <text:p>14936</text:p>
          </table:table-cell>
          <table:table-cell office:value-type="string" calcext:value-type="string">
            <text:p>7.953862</text:p>
          </table:table-cell>
          <table:table-cell office:value-type="string" calcext:value-type="string">
            <text:p>120.4459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30607" calcext:value-type="float">
            <text:p>30607</text:p>
          </table:table-cell>
          <table:table-cell office:value-type="string" calcext:value-type="string">
            <text:p>7.993308</text:p>
          </table:table-cell>
          <table:table-cell office:value-type="string" calcext:value-type="string">
            <text:p>127.2097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14936" calcext:value-type="float">
            <text:p>14936</text:p>
          </table:table-cell>
          <table:table-cell office:value-type="string" calcext:value-type="string">
            <text:p>7.956069</text:p>
          </table:table-cell>
          <table:table-cell office:value-type="string" calcext:value-type="string">
            <text:p>114.4013</text:p>
          </table:table-cell>
          <table:table-cell table:style-name="ce33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2">
          <table:covered-table-cell/>
          <table:table-cell table:style-name="ce32" table:number-columns-repeated="5"/>
          <table:table-cell/>
          <table:covered-table-cell/>
          <table:table-cell table:number-columns-repeated="1016"/>
        </table:table-row>
        <table:table-row table:style-name="ro4">
          <table:table-cell/>
          <table:table-cell table:style-name="ce29" office:value-type="string" calcext:value-type="string">
            <text:p>Nonce Bytes</text:p>
          </table:table-cell>
          <table:table-cell table:style-name="ce29" office:value-type="string" calcext:value-type="string">
            <text:p>Dataset (bytes)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 table:number-columns-spanned="1" table:number-rows-spanned="3">
            <text:p>Chunk 12</text:p>
          </table:table-cell>
          <table:table-cell table:style-name="ce44" office:value-type="string" calcext:value-type="string">
            <text:p>LSBytes</text:p>
          </table:table-cell>
          <table:table-cell table:style-name="ce45" office:value-type="float" office:value="28249" calcext:value-type="float">
            <text:p>28249</text:p>
          </table:table-cell>
          <table:table-cell table:style-name="ce45" office:value-type="string" calcext:value-type="string">
            <text:p><text:s/>7.982325</text:p>
          </table:table-cell>
          <table:table-cell table:style-name="ce45" office:value-type="string" calcext:value-type="string">
            <text:p>125.1993</text:p>
          </table:table-cell>
          <table:table-cell table:style-name="ce52" table:formula="of:=5/11" office:value-type="percentage" office:value="0.454545454545455" calcext:value-type="percentage">
            <text:p>45,45%</text:p>
          </table:table-cell>
          <table:table-cell table:number-columns-repeated="1018"/>
        </table:table-row>
        <table:table-row table:style-name="ro2">
          <table:covered-table-cell/>
          <table:table-cell table:style-name="ce31" office:value-type="string" calcext:value-type="string">
            <text:p>MSBytes</text:p>
          </table:table-cell>
          <table:table-cell office:value-type="float" office:value="28249" calcext:value-type="float">
            <text:p>28249</text:p>
          </table:table-cell>
          <table:table-cell office:value-type="string" calcext:value-type="string">
            <text:p>7.993236</text:p>
          </table:table-cell>
          <table:table-cell office:value-type="string" calcext:value-type="string">
            <text:p>127.7104</text:p>
          </table:table-cell>
          <table:table-cell table:style-name="ce33" office:value-type="percentage" office:value="0" calcext:value-type="percentage">
            <text:p>0,00%</text:p>
          </table:table-cell>
          <table:table-cell table:number-columns-repeated="1018"/>
        </table:table-row>
        <table:table-row table:style-name="ro2">
          <table:covered-table-cell table:style-name="ce38"/>
          <table:table-cell table:style-name="ce32" table:number-columns-repeated="5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Bits_ExtractedData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4" table:default-cell-style-name="ce8"/>
        <table:table-column table:style-name="co5" table:number-columns-repeated="2" table:default-cell-style-name="Default"/>
        <table:table-column table:style-name="co13" table:default-cell-style-name="ce8"/>
        <table:table-column table:style-name="co5" table:number-columns-repeated="4" table:default-cell-style-name="ce8"/>
        <table:table-row table:style-name="ro2">
          <table:table-cell/>
          <table:table-cell table:style-name="ce35" office:value-type="string" calcext:value-type="string">
            <text:p>SHA256 LSB</text:p>
          </table:table-cell>
          <table:table-cell table:style-name="ce28" office:value-type="string" calcext:value-type="string">
            <text:p>1 Gbit</text:p>
          </table:table-cell>
          <table:table-cell table:style-name="ce28" office:value-type="string" calcext:value-type="string">
            <text:p>7.999998</text:p>
          </table:table-cell>
          <table:table-cell office:value-type="string" calcext:value-type="string">
            <text:p>127.5034</text:p>
          </table:table-cell>
          <table:table-cell table:style-name="ce28" office:value-type="string" calcext:value-type="string">
            <text:p>∼0.012%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1</text:p>
          </table:table-cell>
          <table:table-cell table:style-name="ce9" office:value-type="string" calcext:value-type="string">
            <text:p>Block hash LSB</text:p>
          </table:table-cell>
          <table:table-cell table:style-name="ce31" office:value-type="string" calcext:value-type="string">
            <text:p>2,3 KiB</text:p>
          </table:table-cell>
          <table:table-cell table:style-name="ce31" office:value-type="string" calcext:value-type="string">
            <text:p>7.917303</text:p>
          </table:table-cell>
          <table:table-cell table:style-name="ce31" office:value-type="string" calcext:value-type="string">
            <text:p>126.0619</text:p>
          </table:table-cell>
          <table:table-cell table:style-name="ce31" office:value-type="string" calcext:value-type="string">
            <text:p>-</text:p>
          </table:table-cell>
          <table:table-cell/>
          <table:table-cell table:style-name="ce34" office:value-type="string" calcext:value-type="string" table:number-columns-spanned="1" table:number-rows-spanned="5">
            <text:p>Chunk 13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3 KiB</text:p>
          </table:table-cell>
          <table:table-cell table:style-name="ce45" office:value-type="string" calcext:value-type="string">
            <text:p>7.949410</text:p>
          </table:table-cell>
          <table:table-cell table:style-name="ce45" office:value-type="string" calcext:value-type="string">
            <text:p>125.0306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6">
          <table:covered-table-cell/>
          <table:table-cell table:style-name="ce55" office:value-type="string" calcext:value-type="string">
            <text:p>Coinbase LSB</text:p>
          </table:table-cell>
          <table:table-cell table:style-name="ce31" office:value-type="string" calcext:value-type="string">
            <text:p>2,3 KiB</text:p>
          </table:table-cell>
          <table:table-cell table:style-name="ce31" office:value-type="string" calcext:value-type="string">
            <text:p>7.908350</text:p>
          </table:table-cell>
          <table:table-cell table:style-name="ce31" office:value-type="string" calcext:value-type="string">
            <text:p>126.5942</text:p>
          </table:table-cell>
          <table:table-cell table:style-name="ce31" office:value-type="string" calcext:value-type="string">
            <office:annotation draw:style-name="gr1" draw:text-style-name="P2" svg:width="28.99mm" svg:height="13.86mm" svg:x="143.28mm" svg:y="22.11mm" draw:caption-point-x="0mm" draw:caption-point-y="0mm">
              <dc:date>2020-04-19T00:00:00</dc:date>
              <text:p text:style-name="P1"><text:span text:style-name="T1">Couldn’t reach </text:span><text:span text:style-name="T1">20.000 bits for </text:span><text:span text:style-name="T1">the test</text:span></text:p>
            </office:annotation>
            <text:p>-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17,6 KiB</text:p>
          </table:table-cell>
          <table:table-cell office:value-type="string" calcext:value-type="string">
            <text:p>7.986838</text:p>
          </table:table-cell>
          <table:table-cell office:value-type="string" calcext:value-type="string">
            <text:p>125.3697</text:p>
          </table:table-cell>
          <table:table-cell table:style-name="ce33" table:formula="of:=4/7" office:value-type="percentage" office:value="0.571428571428571" calcext:value-type="percentage">
            <text:p>57,14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office:value-type="string" calcext:value-type="string">
            <text:p>2,3 KiB</text:p>
          </table:table-cell>
          <table:table-cell table:style-name="ce31" office:value-type="string" calcext:value-type="string">
            <text:p>7.923754</text:p>
          </table:table-cell>
          <table:table-cell table:style-name="ce31" office:value-type="string" calcext:value-type="string">
            <text:p>124.8914</text:p>
          </table:table-cell>
          <table:table-cell table:style-name="ce31"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66 bytes</text:p>
          </table:table-cell>
          <table:table-cell office:value-type="string" calcext:value-type="string">
            <text:p>5.639017</text:p>
          </table:table-cell>
          <table:table-cell office:value-type="string" calcext:value-type="string">
            <text:p>130.2879 </text:p>
          </table:table-cell>
          <table:table-cell office:value-type="string" calcext:value-type="string">
            <text:p>-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office:value-type="string" calcext:value-type="string">
            <text:p>9 bytes</text:p>
          </table:table-cell>
          <table:table-cell table:style-name="ce31" office:value-type="string" calcext:value-type="string">
            <text:p>2.641604</text:p>
          </table:table-cell>
          <table:table-cell table:style-name="ce31" office:value-type="string" calcext:value-type="string">
            <text:p>179.6667</text:p>
          </table:table-cell>
          <table:table-cell table:style-name="ce31"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7,0 MiB</text:p>
          </table:table-cell>
          <table:table-cell office:value-type="string" calcext:value-type="string">
            <text:p>7.960447</text:p>
          </table:table-cell>
          <table:table-cell office:value-type="string" calcext:value-type="string">
            <text:p>130.1977</text:p>
          </table:table-cell>
          <table:table-cell table:style-name="ce33" table:formula="of:=1027/(2423+385)" office:value-type="percentage" office:value="0.365740740740741" calcext:value-type="percentage">
            <text:p>36,57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number-columns-repeated="4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189,9 KiB</text:p>
          </table:table-cell>
          <table:table-cell table:style-name="ce38" office:value-type="string" calcext:value-type="string">
            <text:p>7.688630</text:p>
          </table:table-cell>
          <table:table-cell table:style-name="ce38" office:value-type="string" calcext:value-type="string">
            <text:p>141.8727</text:p>
          </table:table-cell>
          <table:table-cell table:style-name="ce76" table:formula="of:=61/75" office:value-type="percentage" office:value="0.813333333333333" calcext:value-type="percentage">
            <text:p>81,33%</text:p>
          </table:table-cell>
        </table:table-row>
        <table:table-row table:style-name="ro2">
          <table:table-cell table:number-columns-repeated="13"/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2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1,8 KiB</text:p>
          </table:table-cell>
          <table:table-cell office:value-type="string" calcext:value-type="string">
            <text:p>7.875403</text:p>
          </table:table-cell>
          <table:table-cell office:value-type="string" calcext:value-type="string">
            <text:p>124.2032</text:p>
          </table:table-cell>
          <table:table-cell office:value-type="string" calcext:value-type="string">
            <text:p>-</text:p>
          </table:table-cell>
          <table:table-cell/>
          <table:table-cell table:style-name="ce34" office:value-type="string" calcext:value-type="string" table:number-columns-spanned="1" table:number-rows-spanned="5">
            <text:p>Chunk 14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4346</text:p>
          </table:table-cell>
          <table:table-cell table:style-name="ce45" office:value-type="string" calcext:value-type="string">
            <text:p>128.2021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1,8 KiB</text:p>
          </table:table-cell>
          <table:table-cell office:value-type="string" calcext:value-type="string">
            <text:p>7.891616</text:p>
          </table:table-cell>
          <table:table-cell office:value-type="string" calcext:value-type="string">
            <text:p><text:s/>126.4148</text:p>
          </table:table-cell>
          <table:table-cell office:value-type="string" calcext:value-type="string">
            <text:p>-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14,2 KiB</text:p>
          </table:table-cell>
          <table:table-cell office:value-type="string" calcext:value-type="string">
            <text:p>7.966716</text:p>
          </table:table-cell>
          <table:table-cell office:value-type="string" calcext:value-type="string">
            <text:p>119.6772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1,8 KiB</text:p>
          </table:table-cell>
          <table:table-cell office:value-type="string" calcext:value-type="string">
            <text:p>7.893480</text:p>
          </table:table-cell>
          <table:table-cell office:value-type="string" calcext:value-type="string">
            <text:p>127.4907</text:p>
          </table:table-cell>
          <table:table-cell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10,2 KiB</text:p>
          </table:table-cell>
          <table:table-cell table:style-name="ce46" office:value-type="string" calcext:value-type="string">
            <text:p>1.392768</text:p>
          </table:table-cell>
          <table:table-cell table:style-name="ce46" office:value-type="string" calcext:value-type="string">
            <text:p>98.0966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9 bytes</text:p>
          </table:table-cell>
          <table:table-cell office:value-type="string" calcext:value-type="string">
            <text:p>2.947703</text:p>
          </table:table-cell>
          <table:table-cell office:value-type="string" calcext:value-type="string">
            <text:p>134.3333</text:p>
          </table:table-cell>
          <table:table-cell table:number-columns-repeated="2"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0,5 MiB</text:p>
          </table:table-cell>
          <table:table-cell office:value-type="string" calcext:value-type="string">
            <text:p>7.982699</text:p>
          </table:table-cell>
          <table:table-cell office:value-type="string" calcext:value-type="string">
            <text:p>128.2420</text:p>
          </table:table-cell>
          <table:table-cell table:style-name="ce33" table:formula="of:=1176/(929+3290)" office:value-type="percentage" office:value="0.278739037686656" calcext:value-type="percentage">
            <text:p>27,87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625,8 KiB</text:p>
          </table:table-cell>
          <table:table-cell table:style-name="ce38" office:value-type="string" calcext:value-type="string">
            <text:p>7.899532</text:p>
          </table:table-cell>
          <table:table-cell table:style-name="ce38" office:value-type="string" calcext:value-type="string">
            <text:p>137.4060</text:p>
          </table:table-cell>
          <table:table-cell table:style-name="ce76" table:formula="of:=237/250" office:value-type="percentage" office:value="0.948" calcext:value-type="percentage">
            <text:p>94,80%</text:p>
          </table:table-cell>
        </table:table-row>
        <table:table-row table:style-name="ro2">
          <table:table-cell table:number-columns-repeated="13"/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3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9 KiB</text:p>
          </table:table-cell>
          <table:table-cell office:value-type="string" calcext:value-type="string">
            <text:p>7.956203</text:p>
          </table:table-cell>
          <table:table-cell office:value-type="string" calcext:value-type="string">
            <text:p>127.0862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5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4 KiB</text:p>
          </table:table-cell>
          <table:table-cell table:style-name="ce45" office:value-type="string" calcext:value-type="string">
            <text:p>7.947379</text:p>
          </table:table-cell>
          <table:table-cell table:style-name="ce45" office:value-type="string" calcext:value-type="string">
            <text:p>128.7205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3,9 KiB</text:p>
          </table:table-cell>
          <table:table-cell office:value-type="string" calcext:value-type="string">
            <text:p>7.951064</text:p>
          </table:table-cell>
          <table:table-cell office:value-type="string" calcext:value-type="string">
            <text:p><text:s/>127.6332</text:p>
          </table:table-cell>
          <table:table-cell table:style-name="ce33" office:value-type="percentage" office:value="0" calcext:value-type="percentage">
            <office:annotation draw:style-name="gr2" draw:text-style-name="P2" svg:width="28.99mm" svg:height="9.91mm" svg:x="143.28mm" svg:y="93.78mm" draw:caption-point-x="0mm" draw:caption-point-y="0mm">
              <dc:date>2020-04-19T00:00:00</dc:date>
              <text:p text:style-name="P1"><text:span text:style-name="T1">Only one </text:span><text:span text:style-name="T1">dataset.</text:span></text:p>
            </office:annotation>
            <text:p>0,0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5,9 KiB</text:p>
          </table:table-cell>
          <table:table-cell office:value-type="string" calcext:value-type="string">
            <text:p>7.942612</text:p>
          </table:table-cell>
          <table:table-cell office:value-type="string" calcext:value-type="string">
            <text:p>137.0922</text:p>
          </table:table-cell>
          <table:table-cell table:style-name="ce33" table:formula="of:=1/2" office:value-type="percentage" office:value="0.5" calcext:value-type="percentage">
            <text:p>5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1 KiB</text:p>
          </table:table-cell>
          <table:table-cell office:value-type="string" calcext:value-type="string">
            <text:p><text:s/>7.958959</text:p>
          </table:table-cell>
          <table:table-cell office:value-type="string" calcext:value-type="string">
            <text:p><text:s/>128.0547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221 bytes</text:p>
          </table:table-cell>
          <table:table-cell office:value-type="string" calcext:value-type="string">
            <text:p>6.902823</text:p>
          </table:table-cell>
          <table:table-cell office:value-type="string" calcext:value-type="string">
            <text:p><text:s/>145.3394</text:p>
          </table:table-cell>
          <table:table-cell office:value-type="string" calcext:value-type="string">
            <text:p>-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,3 KiB</text:p>
          </table:table-cell>
          <table:table-cell office:value-type="string" calcext:value-type="string">
            <text:p>7.120163</text:p>
          </table:table-cell>
          <table:table-cell office:value-type="string" calcext:value-type="string">
            <text:p>167.2201</text:p>
          </table:table-cell>
          <table:table-cell table:number-columns-repeated="2"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0,9 MiB</text:p>
          </table:table-cell>
          <table:table-cell office:value-type="string" calcext:value-type="string">
            <text:p>7.988953</text:p>
          </table:table-cell>
          <table:table-cell office:value-type="string" calcext:value-type="string">
            <text:p><text:s/>128.3293</text:p>
          </table:table-cell>
          <table:table-cell table:style-name="ce33" table:formula="of:=574/(1194+3157)" office:value-type="percentage" office:value="0.131923695702137" calcext:value-type="percentage">
            <text:p>13,19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2,1 MiB</text:p>
          </table:table-cell>
          <table:table-cell table:style-name="ce38" office:value-type="string" calcext:value-type="string">
            <text:p>7.899921</text:p>
          </table:table-cell>
          <table:table-cell table:style-name="ce38" office:value-type="string" calcext:value-type="string">
            <text:p>132.3791 </text:p>
          </table:table-cell>
          <table:table-cell table:style-name="ce76" table:formula="of:=617/(822+12)" office:value-type="percentage" office:value="0.739808153477218" calcext:value-type="percentage">
            <text:p>73,98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4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4,6 KiB</text:p>
          </table:table-cell>
          <table:table-cell office:value-type="string" calcext:value-type="string">
            <text:p>7.950789</text:p>
          </table:table-cell>
          <table:table-cell office:value-type="string" calcext:value-type="string">
            <text:p>129.8983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6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4 KiB</text:p>
          </table:table-cell>
          <table:table-cell table:style-name="ce45" office:value-type="string" calcext:value-type="string">
            <text:p>7.938057</text:p>
          </table:table-cell>
          <table:table-cell table:style-name="ce45" office:value-type="string" calcext:value-type="string">
            <text:p>128.8712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4,6 KiB</text:p>
          </table:table-cell>
          <table:table-cell office:value-type="string" calcext:value-type="string">
            <text:p>7.961067</text:p>
          </table:table-cell>
          <table:table-cell office:value-type="string" calcext:value-type="string">
            <text:p>127.9329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6,0 KiB</text:p>
          </table:table-cell>
          <table:table-cell office:value-type="string" calcext:value-type="string">
            <text:p>7.935138</text:p>
          </table:table-cell>
          <table:table-cell office:value-type="string" calcext:value-type="string">
            <text:p>136.1470</text:p>
          </table:table-cell>
          <table:table-cell table:style-name="ce33" table:formula="of:=1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7 KiB</text:p>
          </table:table-cell>
          <table:table-cell office:value-type="string" calcext:value-type="string">
            <text:p>7.967514</text:p>
          </table:table-cell>
          <table:table-cell office:value-type="string" calcext:value-type="string">
            <text:p>127.6874 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4,2 KiB</text:p>
          </table:table-cell>
          <table:table-cell table:style-name="ce46" office:value-type="string" calcext:value-type="string">
            <text:p>2.692293</text:p>
          </table:table-cell>
          <table:table-cell table:style-name="ce46" office:value-type="string" calcext:value-type="string">
            <text:p>119.5153</text:p>
          </table:table-cell>
          <table:table-cell table:style-name="ce33" office:value-type="percentage" office:value="0" calcext:value-type="percentage">
            <office:annotation draw:style-name="gr3" draw:text-style-name="P2" svg:width="28.99mm" svg:height="17.81mm" svg:x="306.42mm" svg:y="129.34mm" draw:caption-point-x="0mm" draw:caption-point-y="0mm">
              <dc:date>2020-04-19T00:00:00</dc:date>
              <text:p text:style-name="P1"><text:span text:style-name="T1">Again, no </text:span><text:span text:style-name="T1">monobit but </text:span><text:span text:style-name="T1">poker test failed </text:span><text:span text:style-name="T1">(100%)</text:span></text:p>
            </office:annotation>
            <text:p>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9,3 KiB</text:p>
          </table:table-cell>
          <table:table-cell office:value-type="string" calcext:value-type="string">
            <text:p>7.150962</text:p>
          </table:table-cell>
          <table:table-cell office:value-type="string" calcext:value-type="string">
            <text:p>124.2037</text:p>
          </table:table-cell>
          <table:table-cell table:style-name="ce33" table:formula="of:=6/7" office:value-type="percentage" office:value="0.857142857142857" calcext:value-type="percentage">
            <text:p>85,71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0,8 MiB</text:p>
          </table:table-cell>
          <table:table-cell office:value-type="string" calcext:value-type="string">
            <text:p>7.990897</text:p>
          </table:table-cell>
          <table:table-cell office:value-type="string" calcext:value-type="string">
            <text:p>127.8485</text:p>
          </table:table-cell>
          <table:table-cell table:style-name="ce33" table:formula="of:=382/(1733+2585)" office:value-type="percentage" office:value="0.0884668828161186" calcext:value-type="percentage">
            <text:p>8,85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2,8 MiB</text:p>
          </table:table-cell>
          <table:table-cell table:style-name="ce38" office:value-type="string" calcext:value-type="string">
            <text:p>7.869429</text:p>
          </table:table-cell>
          <table:table-cell table:style-name="ce38" office:value-type="string" calcext:value-type="string">
            <text:p>136.7330</text:p>
          </table:table-cell>
          <table:table-cell table:style-name="ce76" table:formula="of:=911/(1099+2)" office:value-type="percentage" office:value="0.827429609445958" calcext:value-type="percentage">
            <text:p>82,74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5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58841</text:p>
          </table:table-cell>
          <table:table-cell office:value-type="string" calcext:value-type="string">
            <text:p>128.8609 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7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37672</text:p>
          </table:table-cell>
          <table:table-cell table:style-name="ce45" office:value-type="string" calcext:value-type="string">
            <text:p>128.3516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6,0 KiB</text:p>
          </table:table-cell>
          <table:table-cell office:value-type="string" calcext:value-type="string">
            <text:p>7.965598</text:p>
          </table:table-cell>
          <table:table-cell office:value-type="string" calcext:value-type="string">
            <text:p><text:s/>126.1714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5,0 KiB</text:p>
          </table:table-cell>
          <table:table-cell office:value-type="string" calcext:value-type="string">
            <text:p>7.924143</text:p>
          </table:table-cell>
          <table:table-cell office:value-type="string" calcext:value-type="string">
            <text:p>117.2729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54728</text:p>
          </table:table-cell>
          <table:table-cell office:value-type="string" calcext:value-type="string">
            <text:p>126.0446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31,9 KiB</text:p>
          </table:table-cell>
          <table:table-cell table:style-name="ce46" office:value-type="string" calcext:value-type="string">
            <text:p>2.109465</text:p>
          </table:table-cell>
          <table:table-cell office:value-type="string" calcext:value-type="string">
            <text:p>114.1956</text:p>
          </table:table-cell>
          <table:table-cell table:style-name="ce33" table:formula="of:=11/12" office:value-type="percentage" office:value="0.916666666666667" calcext:value-type="percentage">
            <text:p>91,67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93,7 KiB</text:p>
          </table:table-cell>
          <table:table-cell office:value-type="string" calcext:value-type="string">
            <text:p><text:s/>7.998148</text:p>
          </table:table-cell>
          <table:table-cell office:value-type="string" calcext:value-type="string">
            <text:p><text:s/>127.7246</text:p>
          </table:table-cell>
          <table:table-cell table:style-name="ce33" table:formula="of:=17/(57+20)" office:value-type="percentage" office:value="0.220779220779221" calcext:value-type="percentage">
            <text:p>22,08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3,0 MiB</text:p>
          </table:table-cell>
          <table:table-cell office:value-type="string" calcext:value-type="string">
            <text:p>7.988450</text:p>
          </table:table-cell>
          <table:table-cell office:value-type="string" calcext:value-type="string">
            <text:p>127.2410</text:p>
          </table:table-cell>
          <table:table-cell table:style-name="ce33" table:formula="of:=493/(2567+2631)" office:value-type="percentage" office:value="0.0948441708349365" calcext:value-type="percentage">
            <text:p>9,48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1 MiB</text:p>
          </table:table-cell>
          <table:table-cell table:style-name="ce38" office:value-type="string" calcext:value-type="string">
            <text:p>7.848732</text:p>
          </table:table-cell>
          <table:table-cell table:style-name="ce38" office:value-type="string" calcext:value-type="string">
            <text:p><text:s/>126.0780</text:p>
          </table:table-cell>
          <table:table-cell table:style-name="ce76" table:formula="of:=721/1223" office:value-type="percentage" office:value="0.589533932951758" calcext:value-type="percentage">
            <text:p>58,95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6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2 KiB</text:p>
          </table:table-cell>
          <table:table-cell office:value-type="string" calcext:value-type="string">
            <text:p>7.928883</text:p>
          </table:table-cell>
          <table:table-cell office:value-type="string" calcext:value-type="string">
            <text:p>129.9731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8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4801</text:p>
          </table:table-cell>
          <table:table-cell table:style-name="ce45" office:value-type="string" calcext:value-type="string">
            <text:p>127.5109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7,9 KiB</text:p>
          </table:table-cell>
          <table:table-cell office:value-type="string" calcext:value-type="string">
            <text:p>7.967134</text:p>
          </table:table-cell>
          <table:table-cell office:value-type="string" calcext:value-type="string">
            <text:p>123.3236</text:p>
          </table:table-cell>
          <table:table-cell table:style-name="ce33" table:formula="of:=1/3" office:value-type="percentage" office:value="0.333333333333333" calcext:value-type="percentage">
            <text:p>33,33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3,9 KiB</text:p>
          </table:table-cell>
          <table:table-cell office:value-type="string" calcext:value-type="string">
            <text:p>7.903344</text:p>
          </table:table-cell>
          <table:table-cell office:value-type="string" calcext:value-type="string">
            <text:p>136.0314</text:p>
          </table:table-cell>
          <table:table-cell table:style-name="ce33" office:value-type="percentage" office:value="0" calcext:value-type="percentage">
            <office:annotation draw:style-name="gr2" draw:text-style-name="P2" svg:width="28.99mm" svg:height="9.91mm" svg:x="306.42mm" svg:y="186.91mm" draw:caption-point-x="0mm" draw:caption-point-y="0mm">
              <dc:date>2020-04-19T00:00:00</dc:date>
              <text:p text:style-name="P1"><text:span text:style-name="T1">But failed at the </text:span><text:span text:style-name="T1">poker test</text:span></text:p>
            </office:annotation>
            <text:p>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10,6 KiB</text:p>
          </table:table-cell>
          <table:table-cell table:style-name="ce75" office:value-type="string" calcext:value-type="string">
            <text:p>3.868682</text:p>
          </table:table-cell>
          <table:table-cell table:style-name="ce46" office:value-type="string" calcext:value-type="string">
            <text:p>36.8393</text:p>
          </table:table-cell>
          <table:table-cell table:style-name="ce33" table:formula="of:=3/4" office:value-type="percentage" office:value="0.75" calcext:value-type="percentage">
            <text:p>75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19,2 KiB</text:p>
          </table:table-cell>
          <table:table-cell table:style-name="ce46" office:value-type="string" calcext:value-type="string">
            <text:p>3.453595</text:p>
          </table:table-cell>
          <table:table-cell office:value-type="string" calcext:value-type="string">
            <text:p>125.8438</text:p>
          </table:table-cell>
          <table:table-cell table:style-name="ce33" table:formula="of:=4/7" office:value-type="percentage" office:value="0.571428571428571" calcext:value-type="percentage">
            <text:p>57,14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374,3 KiB</text:p>
          </table:table-cell>
          <table:table-cell office:value-type="string" calcext:value-type="string">
            <text:p><text:s/>7.997818</text:p>
          </table:table-cell>
          <table:table-cell office:value-type="string" calcext:value-type="string">
            <text:p>128.1632</text:p>
          </table:table-cell>
          <table:table-cell table:style-name="ce33" table:formula="of:=13/(127+22)" office:value-type="percentage" office:value="0.087248322147651" calcext:value-type="percentage">
            <text:p>8,72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13,9 MiB</text:p>
          </table:table-cell>
          <table:table-cell office:value-type="string" calcext:value-type="string">
            <text:p>7.982272</text:p>
          </table:table-cell>
          <table:table-cell office:value-type="string" calcext:value-type="string">
            <text:p>126.6496</text:p>
          </table:table-cell>
          <table:table-cell table:style-name="ce33" table:formula="of:=801/(2543+3027)" office:value-type="percentage" office:value="0.143806104129264" calcext:value-type="percentage">
            <text:p>14,38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1 MiB</text:p>
          </table:table-cell>
          <table:table-cell table:style-name="ce38" office:value-type="string" calcext:value-type="string">
            <text:p><text:s/>7.927279</text:p>
          </table:table-cell>
          <table:table-cell table:style-name="ce38" office:value-type="string" calcext:value-type="string">
            <text:p>130.1141</text:p>
          </table:table-cell>
          <table:table-cell table:style-name="ce76" table:formula="of:=680/(71+1180)" office:value-type="percentage" office:value="0.543565147881695" calcext:value-type="percentage">
            <text:p>54,36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7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4 KiB</text:p>
          </table:table-cell>
          <table:table-cell office:value-type="string" calcext:value-type="string">
            <text:p>7.952079</text:p>
          </table:table-cell>
          <table:table-cell office:value-type="string" calcext:value-type="string">
            <text:p>128.0160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19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5789</text:p>
          </table:table-cell>
          <table:table-cell table:style-name="ce45" office:value-type="string" calcext:value-type="string">
            <text:p>127.8549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20,2 KiB</text:p>
          </table:table-cell>
          <table:table-cell office:value-type="string" calcext:value-type="string">
            <text:p>7.987091</text:p>
          </table:table-cell>
          <table:table-cell office:value-type="string" calcext:value-type="string">
            <text:p>131.1144</text:p>
          </table:table-cell>
          <table:table-cell table:style-name="ce33" table:formula="of:=5/8" office:value-type="percentage" office:value="0.625" calcext:value-type="percentage">
            <text:p>62,5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53822</text:p>
          </table:table-cell>
          <table:table-cell office:value-type="string" calcext:value-type="string">
            <text:p>124.9069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27,6 KiB</text:p>
          </table:table-cell>
          <table:table-cell table:style-name="ce46" office:value-type="string" calcext:value-type="string">
            <text:p>1.866446</text:p>
          </table:table-cell>
          <table:table-cell table:style-name="ce46" office:value-type="string" calcext:value-type="string">
            <text:p>11.1456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34,5 KiB</text:p>
          </table:table-cell>
          <table:table-cell table:style-name="ce46" office:value-type="string" calcext:value-type="string">
            <text:p>3.151849</text:p>
          </table:table-cell>
          <table:table-cell office:value-type="string" calcext:value-type="string">
            <text:p>124.6933</text:p>
          </table:table-cell>
          <table:table-cell table:style-name="ce33" table:formula="of:=7/13" office:value-type="percentage" office:value="0.538461538461538" calcext:value-type="percentage">
            <text:p>53,85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693,2 KiB</text:p>
          </table:table-cell>
          <table:table-cell office:value-type="string" calcext:value-type="string">
            <text:p>7.965467</text:p>
          </table:table-cell>
          <table:table-cell office:value-type="string" calcext:value-type="string">
            <text:p>120.6157</text:p>
          </table:table-cell>
          <table:table-cell table:style-name="ce33" table:formula="of:=183/(205+72)" office:value-type="percentage" office:value="0.660649819494585" calcext:value-type="percentage">
            <text:p>66,06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9,0 MiB</text:p>
          </table:table-cell>
          <table:table-cell office:value-type="string" calcext:value-type="string">
            <text:p>7.986925</text:p>
          </table:table-cell>
          <table:table-cell office:value-type="string" calcext:value-type="string">
            <text:p>124.6678</text:p>
          </table:table-cell>
          <table:table-cell table:style-name="ce33" table:formula="of:=1382/(1090+2516)" office:value-type="percentage" office:value="0.383250138657793" calcext:value-type="percentage">
            <text:p>38,33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9 bytes</text:p>
          </table:table-cell>
          <table:table-cell table:style-name="ce58" office:value-type="string" calcext:value-type="string">
            <text:p>2.947703 </text:p>
          </table:table-cell>
          <table:table-cell table:style-name="ce58" office:value-type="string" calcext:value-type="string">
            <text:p>82.4444 </text:p>
          </table:table-cell>
          <table:table-cell table:style-name="ce5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3 MiB</text:p>
          </table:table-cell>
          <table:table-cell table:style-name="ce38" office:value-type="string" calcext:value-type="string">
            <text:p>7.988727</text:p>
          </table:table-cell>
          <table:table-cell table:style-name="ce38" office:value-type="string" calcext:value-type="string">
            <text:p>125.5948</text:p>
          </table:table-cell>
          <table:table-cell table:style-name="ce76" table:formula="of:=204/(482+832)" office:value-type="percentage" office:value="0.155251141552511" calcext:value-type="percentage">
            <text:p>15,53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8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5 KiB</text:p>
          </table:table-cell>
          <table:table-cell office:value-type="string" calcext:value-type="string">
            <text:p>7.941591</text:p>
          </table:table-cell>
          <table:table-cell office:value-type="string" calcext:value-type="string">
            <text:p>128.6790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0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3 KiB</text:p>
          </table:table-cell>
          <table:table-cell table:style-name="ce45" office:value-type="string" calcext:value-type="string">
            <text:p>7.938587</text:p>
          </table:table-cell>
          <table:table-cell table:style-name="ce45" office:value-type="string" calcext:value-type="string">
            <text:p>127.6067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16,8 KiB</text:p>
          </table:table-cell>
          <table:table-cell office:value-type="string" calcext:value-type="string">
            <text:p>7.986363</text:p>
          </table:table-cell>
          <table:table-cell office:value-type="string" calcext:value-type="string">
            <text:p>128.1502</text:p>
          </table:table-cell>
          <table:table-cell table:style-name="ce33" table:formula="of:=4/6" office:value-type="percentage" office:value="0.666666666666667" calcext:value-type="percentage">
            <text:p>66,67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4,1 KiB</text:p>
          </table:table-cell>
          <table:table-cell office:value-type="string" calcext:value-type="string">
            <text:p>7.825828</text:p>
          </table:table-cell>
          <table:table-cell office:value-type="string" calcext:value-type="string">
            <text:p>144.8818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33,9 KiB</text:p>
          </table:table-cell>
          <table:table-cell table:style-name="ce46" office:value-type="string" calcext:value-type="string">
            <text:p>1.208284</text:p>
          </table:table-cell>
          <table:table-cell table:style-name="ce46" office:value-type="string" calcext:value-type="string">
            <text:p>5.7042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44,9 KiB</text:p>
          </table:table-cell>
          <table:table-cell office:value-type="string" calcext:value-type="string">
            <text:p>2.793019</text:p>
          </table:table-cell>
          <table:table-cell office:value-type="string" calcext:value-type="string">
            <text:p>129.6695 </text:p>
          </table:table-cell>
          <table:table-cell table:style-name="ce33" table:formula="of:=11/17" office:value-type="percentage" office:value="0.647058823529412" calcext:value-type="percentage">
            <text:p>64,71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1,7 MiB</text:p>
          </table:table-cell>
          <table:table-cell office:value-type="string" calcext:value-type="string">
            <text:p>7.937276</text:p>
          </table:table-cell>
          <table:table-cell office:value-type="string" calcext:value-type="string">
            <text:p>119.8046</text:p>
          </table:table-cell>
          <table:table-cell table:style-name="ce33" table:formula="of:=523/(37+653)" office:value-type="percentage" office:value="0.757971014492754" calcext:value-type="percentage">
            <text:p>75,80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7,7 MiB</text:p>
          </table:table-cell>
          <table:table-cell office:value-type="string" calcext:value-type="string">
            <text:p>7.952341</text:p>
          </table:table-cell>
          <table:table-cell office:value-type="string" calcext:value-type="string">
            <text:p>126.0656</text:p>
          </table:table-cell>
          <table:table-cell table:style-name="ce33" table:formula="of:=920/(446+2617)" office:value-type="percentage" office:value="0.30035912504081" calcext:value-type="percentage">
            <text:p>30,04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33 bytes</text:p>
          </table:table-cell>
          <table:table-cell table:style-name="ce38" office:value-type="string" calcext:value-type="string">
            <text:p>4.741364</text:p>
          </table:table-cell>
          <table:table-cell table:style-name="ce38" office:value-type="string" calcext:value-type="string">
            <text:p>139.4848</text:p>
          </table:table-cell>
          <table:table-cell table:style-name="ce3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5,0 MiB</text:p>
          </table:table-cell>
          <table:table-cell table:style-name="ce38" office:value-type="string" calcext:value-type="string">
            <text:p><text:s/>7.989962</text:p>
          </table:table-cell>
          <table:table-cell table:style-name="ce38" office:value-type="string" calcext:value-type="string">
            <text:p>126.8329</text:p>
          </table:table-cell>
          <table:table-cell table:style-name="ce76" table:formula="of:=151/(804+1200)" office:value-type="percentage" office:value="0.0753493013972056" calcext:value-type="percentage">
            <text:p>7,53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9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7 KiB</text:p>
          </table:table-cell>
          <table:table-cell office:value-type="string" calcext:value-type="string">
            <text:p>7.947238</text:p>
          </table:table-cell>
          <table:table-cell office:value-type="string" calcext:value-type="string">
            <text:p>129.3682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1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3 KiB</text:p>
          </table:table-cell>
          <table:table-cell table:style-name="ce45" office:value-type="string" calcext:value-type="string">
            <text:p>7.947623</text:p>
          </table:table-cell>
          <table:table-cell table:style-name="ce45" office:value-type="string" calcext:value-type="string">
            <text:p>129.1240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16,4 KiB</text:p>
          </table:table-cell>
          <table:table-cell office:value-type="string" calcext:value-type="string">
            <text:p>7.973333</text:p>
          </table:table-cell>
          <table:table-cell office:value-type="string" calcext:value-type="string">
            <text:p>133.7690</text:p>
          </table:table-cell>
          <table:table-cell table:style-name="ce33" table:formula="of:=4/6" office:value-type="percentage" office:value="0.666666666666667" calcext:value-type="percentage">
            <text:p>66,67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2,9 KiB</text:p>
          </table:table-cell>
          <table:table-cell table:style-name="ce46" office:value-type="string" calcext:value-type="string">
            <text:p>6.731805</text:p>
          </table:table-cell>
          <table:table-cell office:value-type="string" calcext:value-type="string">
            <text:p>183.9637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18,7 KiB</text:p>
          </table:table-cell>
          <table:table-cell table:style-name="ce46" office:value-type="string" calcext:value-type="string">
            <text:p>0.761906</text:p>
          </table:table-cell>
          <table:table-cell table:style-name="ce46" office:value-type="string" calcext:value-type="string">
            <text:p>3.4775</text:p>
          </table:table-cell>
          <table:table-cell table:style-name="ce49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46,4 KiB</text:p>
          </table:table-cell>
          <table:table-cell table:style-name="ce46" office:value-type="string" calcext:value-type="string">
            <text:p>2.160979</text:p>
          </table:table-cell>
          <table:table-cell office:value-type="string" calcext:value-type="string">
            <text:p>126.0982</text:p>
          </table:table-cell>
          <table:table-cell table:style-name="ce33" table:formula="of:=11/18" office:value-type="percentage" office:value="0.611111111111111" calcext:value-type="percentage">
            <text:p>61,11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3,0 MiB</text:p>
          </table:table-cell>
          <table:table-cell office:value-type="string" calcext:value-type="string">
            <text:p>7.921173</text:p>
          </table:table-cell>
          <table:table-cell office:value-type="string" calcext:value-type="string">
            <text:p>118.9001</text:p>
          </table:table-cell>
          <table:table-cell table:style-name="ce33" table:formula="of:=1052/(1194+22)" office:value-type="percentage" office:value="0.865131578947369" calcext:value-type="percentage">
            <text:p>86,51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9,4 MiB</text:p>
          </table:table-cell>
          <table:table-cell office:value-type="string" calcext:value-type="string">
            <text:p>7.780464</text:p>
          </table:table-cell>
          <table:table-cell office:value-type="string" calcext:value-type="string">
            <text:p>126.5703</text:p>
          </table:table-cell>
          <table:table-cell table:style-name="ce33" table:formula="of:=1589/(3758+9)" office:value-type="percentage" office:value="0.421821077780727" calcext:value-type="percentage">
            <text:p>42,18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1,8 KiB</text:p>
          </table:table-cell>
          <table:table-cell table:style-name="ce38" office:value-type="string" calcext:value-type="string">
            <text:p>7.876623</text:p>
          </table:table-cell>
          <table:table-cell table:style-name="ce38" office:value-type="string" calcext:value-type="string">
            <text:p>130.4107</text:p>
          </table:table-cell>
          <table:table-cell table:style-name="ce3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6,9 MiB</text:p>
          </table:table-cell>
          <table:table-cell table:style-name="ce38" office:value-type="string" calcext:value-type="string">
            <text:p>7.984393</text:p>
          </table:table-cell>
          <table:table-cell table:style-name="ce38" office:value-type="string" calcext:value-type="string">
            <text:p>125.6904</text:p>
          </table:table-cell>
          <table:table-cell table:style-name="ce76" table:formula="of:=719/(735+2044)" office:value-type="percentage" office:value="0.258726160489385" calcext:value-type="percentage">
            <text:p>25,87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10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4,2 KiB</text:p>
          </table:table-cell>
          <table:table-cell office:value-type="string" calcext:value-type="string">
            <text:p>7.947666</text:p>
          </table:table-cell>
          <table:table-cell office:value-type="string" calcext:value-type="string">
            <text:p>128.2981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2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3,4 KiB</text:p>
          </table:table-cell>
          <table:table-cell table:style-name="ce45" office:value-type="string" calcext:value-type="string">
            <text:p>7.945604</text:p>
          </table:table-cell>
          <table:table-cell table:style-name="ce45" office:value-type="string" calcext:value-type="string">
            <text:p>127.0609</text:p>
          </table:table-cell>
          <table:table-cell table:style-name="ce52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table:style-name="ce74" office:value-type="string" calcext:value-type="string">
            <text:p>41,2 KiB</text:p>
          </table:table-cell>
          <table:table-cell office:value-type="string" calcext:value-type="string">
            <text:p>7.994420</text:p>
          </table:table-cell>
          <table:table-cell office:value-type="string" calcext:value-type="string">
            <text:p>128.7443</text:p>
          </table:table-cell>
          <table:table-cell table:style-name="ce33" table:formula="of:=2/16" office:value-type="percentage" office:value="0.125" calcext:value-type="percentage">
            <text:p>12,50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2,9 KiB</text:p>
          </table:table-cell>
          <table:table-cell office:value-type="string" calcext:value-type="string">
            <text:p><text:s/>7.379212</text:p>
          </table:table-cell>
          <table:table-cell office:value-type="string" calcext:value-type="string">
            <text:p>166.5066</text:p>
          </table:table-cell>
          <table:table-cell table:style-name="ce33" office:value-type="percentage" office:value="1" calcext:value-type="percentage">
            <text:p>10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,8 KiB</text:p>
          </table:table-cell>
          <table:table-cell office:value-type="string" calcext:value-type="string">
            <text:p>3.930624</text:p>
          </table:table-cell>
          <table:table-cell office:value-type="string" calcext:value-type="string">
            <text:p>39.0816</text:p>
          </table:table-cell>
          <table:table-cell table:style-name="ce33" office:value-type="percentage" office:value="1" calcext:value-type="percentage">
            <text:p>100,00%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50,8 KiB</text:p>
          </table:table-cell>
          <table:table-cell office:value-type="string" calcext:value-type="string">
            <text:p>1.771058</text:p>
          </table:table-cell>
          <table:table-cell office:value-type="string" calcext:value-type="string">
            <text:p>149.3734</text:p>
          </table:table-cell>
          <table:table-cell table:style-name="ce33" table:formula="of:=19/20" office:value-type="percentage" office:value="0.95" calcext:value-type="percentage">
            <text:p>95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3,1 MiB</text:p>
          </table:table-cell>
          <table:table-cell office:value-type="string" calcext:value-type="string">
            <text:p><text:s/>7.972817 </text:p>
          </table:table-cell>
          <table:table-cell office:value-type="string" calcext:value-type="string">
            <text:p>123.4077</text:p>
          </table:table-cell>
          <table:table-cell table:style-name="ce33" table:formula="of:=667/(929+330)" office:value-type="percentage" office:value="0.529785544082605" calcext:value-type="percentage">
            <text:p>52,98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8,3 MiB</text:p>
          </table:table-cell>
          <table:table-cell office:value-type="string" calcext:value-type="string">
            <text:p><text:s/>7.843186</text:p>
          </table:table-cell>
          <table:table-cell office:value-type="string" calcext:value-type="string">
            <text:p>122.6876</text:p>
          </table:table-cell>
          <table:table-cell table:style-name="ce33" table:formula="of:=1843/(48+3263)" office:value-type="percentage" office:value="0.556629417094533" calcext:value-type="percentage">
            <text:p>55,66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190 bytes</text:p>
          </table:table-cell>
          <table:table-cell table:style-name="ce38" office:value-type="string" calcext:value-type="string">
            <text:p>6.483315</text:p>
          </table:table-cell>
          <table:table-cell table:style-name="ce38" office:value-type="string" calcext:value-type="string">
            <text:p>141.1211</text:p>
          </table:table-cell>
          <table:table-cell table:style-name="ce38" office:value-type="string" calcext:value-type="string">
            <text:p>-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6,5 MiB</text:p>
          </table:table-cell>
          <table:table-cell table:style-name="ce38" office:value-type="string" calcext:value-type="string">
            <text:p>7.991192</text:p>
          </table:table-cell>
          <table:table-cell table:style-name="ce38" office:value-type="string" calcext:value-type="string">
            <text:p>127.4257</text:p>
          </table:table-cell>
          <table:table-cell table:style-name="ce76" table:formula="of:=226/(1010+1593)" office:value-type="percentage" office:value="0.0868228966577026" calcext:value-type="percentage">
            <text:p>8,68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11</text:p>
          </table:table-cell>
          <table:table-cell table:style-name="ce9" office:value-type="string" calcext:value-type="string">
            <text:p>Block hash LSB</text:p>
          </table:table-cell>
          <table:table-cell office:value-type="string" calcext:value-type="string">
            <text:p>3,8 KiB</text:p>
          </table:table-cell>
          <table:table-cell office:value-type="string" calcext:value-type="string">
            <text:p><text:s/>7.950821</text:p>
          </table:table-cell>
          <table:table-cell office:value-type="string" calcext:value-type="string">
            <text:p>126.8643</text:p>
          </table:table-cell>
          <table:table-cell table:style-name="ce33" office:value-type="percentage" office:value="0" calcext:value-type="percentage">
            <text:p>0,00%</text:p>
          </table:table-cell>
          <table:table-cell/>
          <table:table-cell table:style-name="ce34" office:value-type="string" calcext:value-type="string" table:number-columns-spanned="1" table:number-rows-spanned="5">
            <text:p>Chunk 23</text:p>
          </table:table-cell>
          <table:table-cell table:style-name="ce77" office:value-type="string" calcext:value-type="string">
            <text:p>Block hash LSB</text:p>
          </table:table-cell>
          <table:table-cell table:style-name="ce45" office:value-type="string" calcext:value-type="string">
            <text:p>1,9 KiB</text:p>
          </table:table-cell>
          <table:table-cell table:style-name="ce45" office:value-type="string" calcext:value-type="string">
            <text:p>7.914196</text:p>
          </table:table-cell>
          <table:table-cell table:style-name="ce45" office:value-type="string" calcext:value-type="string">
            <text:p>126.0498</text:p>
          </table:table-cell>
          <table:table-cell table:style-name="ce45" office:value-type="string" calcext:value-type="string">
            <text:p>-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46,5 KiB</text:p>
          </table:table-cell>
          <table:table-cell office:value-type="string" calcext:value-type="string">
            <text:p>7.994297</text:p>
          </table:table-cell>
          <table:table-cell office:value-type="string" calcext:value-type="string">
            <text:p>128.9563</text:p>
          </table:table-cell>
          <table:table-cell table:style-name="ce33" table:formula="of:=4/18" office:value-type="percentage" office:value="0.222222222222222" calcext:value-type="percentage">
            <text:p>22,22%</text:p>
          </table:table-cell>
          <table:table-cell/>
          <table:covered-table-cell/>
          <table:table-cell table:style-name="ce30" office:value-type="string" calcext:value-type="string">
            <text:p>Coinbase LSB</text:p>
          </table:table-cell>
          <table:table-cell office:value-type="string" calcext:value-type="string">
            <text:p>1,7 KiB</text:p>
          </table:table-cell>
          <table:table-cell office:value-type="string" calcext:value-type="string">
            <text:p>7.481999</text:p>
          </table:table-cell>
          <table:table-cell office:value-type="string" calcext:value-type="string">
            <text:p>162.3399</text:p>
          </table:table-cell>
          <table:table-cell office:value-type="string" calcext:value-type="string">
            <text:p>-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411 bytes</text:p>
          </table:table-cell>
          <table:table-cell office:value-type="string" calcext:value-type="string">
            <text:p>5.921242</text:p>
          </table:table-cell>
          <table:table-cell office:value-type="string" calcext:value-type="string">
            <text:p>74.0049</text:p>
          </table:table-cell>
          <table:table-cell office:value-type="string" calcext:value-type="string">
            <text:p>-</text:p>
          </table:table-cell>
          <table:table-cell/>
          <table:covered-table-cell/>
          <table:table-cell table:style-name="ce31" office:value-type="string" calcext:value-type="string">
            <text:p>pubkeyLSB</text:p>
          </table:table-cell>
          <table:table-cell office:value-type="string" calcext:value-type="string">
            <text:p>26,4 KiB</text:p>
          </table:table-cell>
          <table:table-cell office:value-type="string" calcext:value-type="string">
            <text:p>1.915187</text:p>
          </table:table-cell>
          <table:table-cell office:value-type="string" calcext:value-type="string">
            <text:p>142.0985</text:p>
          </table:table-cell>
          <table:table-cell table:style-name="ce33" table:formula="of:=9/10" office:value-type="percentage" office:value="0.9" calcext:value-type="percentage">
            <text:p>90,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4,4 MiB</text:p>
          </table:table-cell>
          <table:table-cell office:value-type="string" calcext:value-type="string">
            <text:p>7.990246</text:p>
          </table:table-cell>
          <table:table-cell office:value-type="string" calcext:value-type="string">
            <text:p>128.7775</text:p>
          </table:table-cell>
          <table:table-cell table:style-name="ce33" table:formula="of:=336/(547+1220)" office:value-type="percentage" office:value="0.190152801358234" calcext:value-type="percentage">
            <text:p>19,02%</text:p>
          </table:table-cell>
          <table:table-cell/>
          <table:covered-table-cell/>
          <table:table-cell table:style-name="ce31" office:value-type="string" calcext:value-type="string">
            <text:p>P2PKH LSB</text:p>
          </table:table-cell>
          <table:table-cell office:value-type="string" calcext:value-type="string">
            <text:p>4,1 MiB</text:p>
          </table:table-cell>
          <table:table-cell office:value-type="string" calcext:value-type="string">
            <text:p>7.965501</text:p>
          </table:table-cell>
          <table:table-cell office:value-type="string" calcext:value-type="string">
            <text:p>124.4108</text:p>
          </table:table-cell>
          <table:table-cell table:style-name="ce33" table:formula="of:=670/(165+1475)" office:value-type="percentage" office:value="0.408536585365854" calcext:value-type="percentage">
            <text:p>40,85%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2,6 KiB</text:p>
          </table:table-cell>
          <table:table-cell table:style-name="ce38" office:value-type="string" calcext:value-type="string">
            <text:p>7.735874</text:p>
          </table:table-cell>
          <table:table-cell table:style-name="ce38" office:value-type="string" calcext:value-type="string">
            <text:p>125.8467</text:p>
          </table:table-cell>
          <table:table-cell table:style-name="ce76" office:value-type="percentage" office:value="0" calcext:value-type="percentage">
            <office:annotation draw:style-name="gr3" draw:text-style-name="P2" svg:width="28.99mm" svg:height="17.81mm" svg:x="143.28mm" svg:y="355.68mm" draw:caption-point-x="0mm" draw:caption-point-y="0mm">
              <dc:date>2020-04-19T00:00:00</dc:date>
              <text:p text:style-name="P1"><text:span text:style-name="T1">0 monobit </text:span><text:span text:style-name="T1">failures, but </text:span><text:span text:style-name="T1">100% (1) poker </text:span><text:span text:style-name="T1">failure</text:span></text:p>
            </office:annotation>
            <text:p>0,00%</text:p>
          </table:table-cell>
          <table:table-cell/>
          <table:covered-table-cell/>
          <table:table-cell table:style-name="ce58" office:value-type="string" calcext:value-type="string">
            <text:p>P2SH LSB</text:p>
          </table:table-cell>
          <table:table-cell table:style-name="ce38" office:value-type="string" calcext:value-type="string">
            <text:p>3,8 MiB</text:p>
          </table:table-cell>
          <table:table-cell table:style-name="ce38" office:value-type="string" calcext:value-type="string">
            <text:p>7.992155</text:p>
          </table:table-cell>
          <table:table-cell table:style-name="ce38" office:value-type="string" calcext:value-type="string">
            <text:p>128.2559</text:p>
          </table:table-cell>
          <table:table-cell table:style-name="ce76" table:formula="of:=105/(662+851)" office:value-type="percentage" office:value="0.069398545935228" calcext:value-type="percentage">
            <text:p>6,94%</text:p>
          </table:table-cell>
        </table:table-row>
        <table:table-row table:style-name="ro5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Byte Entropy</text:p>
          </table:table-cell>
          <table:table-cell table:style-name="ce29" office:value-type="string" calcext:value-type="string">
            <text:p>Arithmetic Mean (AM)</text:p>
          </table:table-cell>
          <table:table-cell table:style-name="ce29" office:value-type="string" calcext:value-type="string">
            <text:p>Monobit Failures</text:p>
          </table:table-cell>
          <table:table-cell table:number-columns-repeated="7"/>
        </table:table-row>
        <table:table-row table:style-name="ro2">
          <table:table-cell table:style-name="ce34" office:value-type="string" calcext:value-type="string" table:number-columns-spanned="1" table:number-rows-spanned="5">
            <text:p>Chunk 12</text:p>
          </table:table-cell>
          <table:table-cell table:style-name="ce57" office:value-type="string" calcext:value-type="string">
            <text:p>Block hash LSB</text:p>
          </table:table-cell>
          <table:table-cell table:style-name="ce45" office:value-type="string" calcext:value-type="string">
            <text:p>3,5 KiB</text:p>
          </table:table-cell>
          <table:table-cell table:style-name="ce45" office:value-type="string" calcext:value-type="string">
            <text:p>7.943982</text:p>
          </table:table-cell>
          <table:table-cell table:style-name="ce45" office:value-type="string" calcext:value-type="string">
            <text:p>126.2521</text:p>
          </table:table-cell>
          <table:table-cell table:style-name="ce52"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office:value-type="string" calcext:value-type="string">
            <text:p>35,1 KiB</text:p>
          </table:table-cell>
          <table:table-cell office:value-type="string" calcext:value-type="string">
            <text:p>7.992563</text:p>
          </table:table-cell>
          <table:table-cell office:value-type="string" calcext:value-type="string">
            <text:p>129.5721</text:p>
          </table:table-cell>
          <table:table-cell table:style-name="ce33" table:formula="of:=4/14" office:value-type="percentage" office:value="0.285714285714286" calcext:value-type="percentage">
            <text:p>28,57%</text:p>
          </table:table-cell>
          <table:table-cell table:number-columns-repeated="7"/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office:value-type="string" calcext:value-type="string">
            <text:p>77 bytes</text:p>
          </table:table-cell>
          <table:table-cell office:value-type="string" calcext:value-type="string">
            <text:p>5.038625</text:p>
          </table:table-cell>
          <table:table-cell office:value-type="string" calcext:value-type="string">
            <text:p>174.5065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office:value-type="string" calcext:value-type="string">
            <text:p>5,4 MiB</text:p>
          </table:table-cell>
          <table:table-cell office:value-type="string" calcext:value-type="string">
            <text:p>7.966008</text:p>
          </table:table-cell>
          <table:table-cell office:value-type="string" calcext:value-type="string">
            <text:p>130.5794</text:p>
          </table:table-cell>
          <table:table-cell table:style-name="ce33" table:formula="of:=823/(328+1825)" office:value-type="percentage" office:value="0.382257315373897" calcext:value-type="percentage">
            <text:p>38,23%</text:p>
          </table:table-cell>
          <table:table-cell table:number-columns-repeated="7"/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38" office:value-type="string" calcext:value-type="string">
            <text:p>18,1 KiB</text:p>
          </table:table-cell>
          <table:table-cell table:style-name="ce38" office:value-type="string" calcext:value-type="string">
            <text:p>7.636380</text:p>
          </table:table-cell>
          <table:table-cell table:style-name="ce38" office:value-type="string" calcext:value-type="string">
            <text:p>133.1243</text:p>
          </table:table-cell>
          <table:table-cell table:style-name="ce76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2" table:number-rows-repeated="104849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calpelOutput" table:style-name="ta1">
        <table:table-column table:style-name="co11" table:default-cell-style-name="Default"/>
        <table:table-column table:style-name="co12" table:default-cell-style-name="Default"/>
        <table:table-column table:style-name="co5" table:default-cell-style-name="ce8"/>
        <table:table-column table:style-name="co14" table:default-cell-style-name="ce8"/>
        <table:table-column table:style-name="co5" table:number-columns-repeated="2" table:default-cell-style-name="Default"/>
        <table:table-column table:style-name="co13" table:default-cell-style-name="ce8"/>
        <table:table-column table:style-name="co15" table:default-cell-style-name="ce8"/>
        <table:table-column table:style-name="co16" table:default-cell-style-name="ce8"/>
        <table:table-row table:style-name="ro2">
          <table:table-cell/>
          <table:table-cell table:style-name="ce35"/>
          <table:table-cell table:style-name="ce28" table:number-columns-repeated="2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1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4]" office:value-type="string" office:string-value="2,3 KiB" calcext:value-type="string">
            <text:p>2,3 KiB</text:p>
          </table:table-cell>
          <table:table-cell table:style-name="ce31" office:value-type="string" calcext:value-type="string">
            <text:p>1 rpm</text:p>
          </table:table-cell>
          <table:table-cell/>
          <table:table-cell table:style-name="ce34" office:value-type="string" calcext:value-type="string" table:number-columns-spanned="1" table:number-rows-spanned="5">
            <text:p>Chunk 13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4]" office:value-type="string" office:string-value="3,3 KiB" calcext:value-type="string">
            <text:p>3,3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5]" office:value-type="string" office:string-value="2,3 KiB" calcext:value-type="string">
            <text:p>2,3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5]" office:value-type="string" office:string-value="17,6 KiB" calcext:value-type="string">
            <text:p>17,6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6]" office:value-type="string" office:string-value="2,3 KiB" calcext:value-type="string">
            <text:p>2,3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6]" office:value-type="string" office:string-value="66 bytes" calcext:value-type="string">
            <text:p>66 bytes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7]" office:value-type="string" office:string-value="9 bytes" calcext:value-type="string">
            <text:p>9 bytes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7]" office:value-type="string" office:string-value="7,0 MiB" calcext:value-type="string">
            <text:p>7,0 MiB</text:p>
          </table:table-cell>
          <table:table-cell table:style-name="ce31" office:value-type="string" calcext:value-type="string">
            <text:p>449 (pgp, rpm, 1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8]" office:value-type="string" office:string-value="-" calcext:value-type="string">
            <text:p>-</text:p>
          </table:table-cell>
          <table:table-cell table:style-name="ce58"/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8]" office:value-type="string" office:string-value="189,9 KiB" calcext:value-type="string">
            <text:p>189,9 KiB</text:p>
          </table:table-cell>
          <table:table-cell table:style-name="ce58" office:value-type="string" calcext:value-type="string">
            <text:p>9 (pgp, rpm)</text:p>
          </table:table-cell>
        </table:table-row>
        <table:table-row table:style-name="ro2">
          <table:table-cell table:number-columns-repeated="9"/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2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11]" office:value-type="string" office:string-value="1,8 KiB" calcext:value-type="string">
            <text:p>1,8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14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11]" office:value-type="string" office:string-value="3,5 KiB" calcext:value-type="string">
            <text:p>3,5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12]" office:value-type="string" office:string-value="1,8 KiB" calcext:value-type="string">
            <text:p>1,8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12]" office:value-type="string" office:string-value="14,2 KiB" calcext:value-type="string">
            <text:p>14,2 KiB</text:p>
          </table:table-cell>
          <table:table-cell table:style-name="ce31" office:value-type="string" calcext:value-type="string">
            <text:p>2 pgp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13]" office:value-type="string" office:string-value="1,8 KiB" calcext:value-type="string">
            <text:p>1,8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13]" office:value-type="string" office:string-value="10,2 KiB" calcext:value-type="string">
            <text:p>10,2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14]" office:value-type="string" office:string-value="9 bytes" calcext:value-type="string">
            <text:p>9 bytes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14]" office:value-type="string" office:string-value="10,5 MiB" calcext:value-type="string">
            <text:p>10,5 MiB</text:p>
          </table:table-cell>
          <table:table-cell table:style-name="ce31" office:value-type="string" calcext:value-type="string">
            <text:p>721 (pgp, rpm, 1 MPG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15]" office:value-type="string" office:string-value="-" calcext:value-type="string">
            <text:p>-</text:p>
          </table:table-cell>
          <table:table-cell table:style-name="ce58"/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15]" office:value-type="string" office:string-value="625,8 KiB" calcext:value-type="string">
            <text:p>625,8 KiB</text:p>
          </table:table-cell>
          <table:table-cell table:style-name="ce58" office:value-type="string" calcext:value-type="string">
            <text:p>37 (pgp, rpm)</text:p>
          </table:table-cell>
        </table:table-row>
        <table:table-row table:style-name="ro2">
          <table:table-cell table:number-columns-repeated="9"/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3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18]" office:value-type="string" office:string-value="3,9 KiB" calcext:value-type="string">
            <text:p>3,9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15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18]" office:value-type="string" office:string-value="3,4 KiB" calcext:value-type="string">
            <text:p>3,4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19]" office:value-type="string" office:string-value="3,9 KiB" calcext:value-type="string">
            <text:p>3,9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19]" office:value-type="string" office:string-value="5,9 KiB" calcext:value-type="string">
            <text:p>5,9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20]" office:value-type="string" office:string-value="4,1 KiB" calcext:value-type="string">
            <text:p>4,1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20]" office:value-type="string" office:string-value="221 bytes" calcext:value-type="string">
            <text:p>221 bytes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21]" office:value-type="string" office:string-value="1,3 KiB" calcext:value-type="string">
            <text:p>1,3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21]" office:value-type="string" office:string-value="10,9 MiB" calcext:value-type="string">
            <text:p>10,9 MiB</text:p>
          </table:table-cell>
          <table:table-cell table:style-name="ce31" office:value-type="string" calcext:value-type="string">
            <text:p>744 (pgp, rpm, 2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22]" office:value-type="string" office:string-value="-" calcext:value-type="string">
            <text:p>-</text:p>
          </table:table-cell>
          <table:table-cell table:style-name="ce58"/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22]" office:value-type="string" office:string-value="2,1 MiB" calcext:value-type="string">
            <text:p>2,1 MiB</text:p>
          </table:table-cell>
          <table:table-cell table:style-name="ce58" office:value-type="string" calcext:value-type="string">
            <text:p>135 (mpg, pgp, rpm, 1 wpc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4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24]" office:value-type="string" office:string-value="4,6 KiB" calcext:value-type="string">
            <text:p>4,6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16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24]" office:value-type="string" office:string-value="3,4 KiB" calcext:value-type="string">
            <text:p>3,4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25]" office:value-type="string" office:string-value="4,6 KiB" calcext:value-type="string">
            <text:p>4,6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25]" office:value-type="string" office:string-value="6,0 KiB" calcext:value-type="string">
            <text:p>6,0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26]" office:value-type="string" office:string-value="4,7 KiB" calcext:value-type="string">
            <text:p>4,7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26]" office:value-type="string" office:string-value="4,2 KiB" calcext:value-type="string">
            <text:p>4,2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27]" office:value-type="string" office:string-value="19,3 KiB" calcext:value-type="string">
            <text:p>19,3 KiB</text:p>
          </table:table-cell>
          <table:table-cell table:style-name="ce31" office:value-type="string" calcext:value-type="string">
            <text:p>1 rpm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27]" office:value-type="string" office:string-value="10,8 MiB" calcext:value-type="string">
            <text:p>10,8 MiB</text:p>
          </table:table-cell>
          <table:table-cell table:style-name="ce31" office:value-type="string" calcext:value-type="string">
            <text:p>726 (1 fws, pgp, rpm, 1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28]" office:value-type="string" office:string-value="-" calcext:value-type="string">
            <text:p>-</text:p>
          </table:table-cell>
          <table:table-cell table:style-name="ce58"/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28]" office:value-type="string" office:string-value="2,8 MiB" calcext:value-type="string">
            <text:p>2,8 MiB</text:p>
          </table:table-cell>
          <table:table-cell table:style-name="ce58" office:value-type="string" calcext:value-type="string">
            <text:p>167 (pgp, rpm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5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30]" office:value-type="string" office:string-value="4,2 KiB" calcext:value-type="string">
            <text:p>4,2 KiB</text:p>
          </table:table-cell>
          <table:table-cell table:style-name="ce31" office:value-type="string" calcext:value-type="string">
            <text:p>1 pgp</text:p>
          </table:table-cell>
          <table:table-cell/>
          <table:table-cell table:style-name="ce34" office:value-type="string" calcext:value-type="string" table:number-columns-spanned="1" table:number-rows-spanned="5">
            <text:p>Chunk 17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30]" office:value-type="string" office:string-value="3,5 KiB" calcext:value-type="string">
            <text:p>3,5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31]" office:value-type="string" office:string-value="6,0 KiB" calcext:value-type="string">
            <text:p>6,0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31]" office:value-type="string" office:string-value="5,0 KiB" calcext:value-type="string">
            <text:p>5,0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32]" office:value-type="string" office:string-value="4,2 KiB" calcext:value-type="string">
            <text:p>4,2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32]" office:value-type="string" office:string-value="31,9 KiB" calcext:value-type="string">
            <text:p>31,9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33]" office:value-type="string" office:string-value="193,7 KiB" calcext:value-type="string">
            <text:p>193,7 KiB</text:p>
          </table:table-cell>
          <table:table-cell table:style-name="ce31" office:value-type="string" calcext:value-type="string">
            <text:p>8 pgp, 4 rpm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33]" office:value-type="string" office:string-value="13,0 MiB" calcext:value-type="string">
            <text:p>13,0 MiB</text:p>
          </table:table-cell>
          <table:table-cell table:style-name="ce78" office:value-type="string" calcext:value-type="string">
            <office:annotation draw:style-name="gr3" draw:text-style-name="P2" svg:width="28.99mm" svg:height="17.81mm" svg:x="307.2mm" svg:y="152.3mm" draw:caption-point-x="-6.1mm" draw:caption-point-y="15.1mm">
              <dc:date>2020-04-20T00:00:00</dc:date>
              <text:p text:style-name="P1"><text:span text:style-name="T1">It seems to be all </text:span><text:span text:style-name="T1">false positives, </text:span><text:span text:style-name="T1">checked </text:span><text:span text:style-name="T1">manually.</text:span></text:p>
            </office:annotation>
            <text:p>957 files (1 BMP, 1 fws, 2 MPG, pgp, rpm, 1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34]" office:value-type="string" office:string-value="-" calcext:value-type="string">
            <text:p>-</text:p>
          </table:table-cell>
          <table:table-cell table:style-name="ce58"/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34]" office:value-type="string" office:string-value="3,1 MiB" calcext:value-type="string">
            <text:p>3,1 MiB</text:p>
          </table:table-cell>
          <table:table-cell table:style-name="ce58" office:value-type="string" calcext:value-type="string">
            <text:p>263 (pgp, rpm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6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36]" office:value-type="string" office:string-value="3,2 KiB" calcext:value-type="string">
            <text:p>3,2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18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36]" office:value-type="string" office:string-value="3,5 KiB" calcext:value-type="string">
            <text:p>3,5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37]" office:value-type="string" office:string-value="7,9 KiB" calcext:value-type="string">
            <text:p>7,9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37]" office:value-type="string" office:string-value="3,9 KiB" calcext:value-type="string">
            <text:p>3,9 KiB</text:p>
          </table:table-cell>
          <table:table-cell table:style-name="ce31" office:value-type="string" calcext:value-type="string">
            <text:p>1 pgp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38]" office:value-type="string" office:string-value="10,6 KiB" calcext:value-type="string">
            <text:p>10,6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38]" office:value-type="string" office:string-value="19,2 KiB" calcext:value-type="string">
            <text:p>19,2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39]" office:value-type="string" office:string-value="374,3 KiB" calcext:value-type="string">
            <text:p>374,3 KiB</text:p>
          </table:table-cell>
          <table:table-cell table:style-name="ce31" office:value-type="string" calcext:value-type="string">
            <text:p>21 files (pgp, rpm)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39]" office:value-type="string" office:string-value="13,9 MiB" calcext:value-type="string">
            <text:p>13,9 MiB</text:p>
          </table:table-cell>
          <table:table-cell table:style-name="ce31" office:value-type="string" calcext:value-type="string">
            <text:p>1019 (MPGs, pgp, rpm, 1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40]" office:value-type="string" office:string-value="-" calcext:value-type="string">
            <text:p>-</text:p>
          </table:table-cell>
          <table:table-cell table:style-name="ce58"/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40]" office:value-type="string" office:string-value="3,1 MiB" calcext:value-type="string">
            <text:p>3,1 MiB</text:p>
          </table:table-cell>
          <table:table-cell table:style-name="ce58" office:value-type="string" calcext:value-type="string">
            <text:p>268 files (pgp, rpm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7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42]" office:value-type="string" office:string-value="3,4 KiB" calcext:value-type="string">
            <text:p>3,4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19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42]" office:value-type="string" office:string-value="3,5 KiB" calcext:value-type="string">
            <text:p>3,5 KiB</text:p>
          </table:table-cell>
          <table:table-cell table:style-name="ce31" office:value-type="string" calcext:value-type="string">
            <text:p>1 pgp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43]" office:value-type="string" office:string-value="20,2 KiB" calcext:value-type="string">
            <text:p>20,2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43]" office:value-type="string" office:string-value="4,2 KiB" calcext:value-type="string">
            <text:p>4,2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44]" office:value-type="string" office:string-value="27,6 KiB" calcext:value-type="string">
            <text:p>27,6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44]" office:value-type="string" office:string-value="34,5 KiB" calcext:value-type="string">
            <text:p>34,5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45]" office:value-type="string" office:string-value="693,2 KiB" calcext:value-type="string">
            <text:p>693,2 KiB</text:p>
          </table:table-cell>
          <table:table-cell table:style-name="ce31" office:value-type="string" calcext:value-type="string">
            <text:p>71 (pgp, rpm)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45]" office:value-type="string" office:string-value="9,0 MiB" calcext:value-type="string">
            <text:p>9,0 MiB</text:p>
          </table:table-cell>
          <table:table-cell table:style-name="ce31" office:value-type="string" calcext:value-type="string">
            <text:p>772 (pgp, rpm, 2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46]" office:value-type="string" office:string-value="9 bytes" calcext:value-type="string">
            <text:p>9 bytes</text:p>
          </table:table-cell>
          <table:table-cell table:style-name="ce58" office:value-type="string" calcext:value-type="string">
            <text:p>zero files</text:p>
          </table:table-cell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46]" office:value-type="string" office:string-value="3,3 MiB" calcext:value-type="string">
            <text:p>3,3 MiB</text:p>
          </table:table-cell>
          <table:table-cell table:style-name="ce58" office:value-type="string" calcext:value-type="string">
            <text:p>244 (1 BMP, pgp, rpm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8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48]" office:value-type="string" office:string-value="3,5 KiB" calcext:value-type="string">
            <text:p>3,5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20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48]" office:value-type="string" office:string-value="3,3 KiB" calcext:value-type="string">
            <text:p>3,3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49]" office:value-type="string" office:string-value="16,8 KiB" calcext:value-type="string">
            <text:p>16,8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49]" office:value-type="string" office:string-value="4,1 KiB" calcext:value-type="string">
            <text:p>4,1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50]" office:value-type="string" office:string-value="33,9 KiB" calcext:value-type="string">
            <text:p>33,9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50]" office:value-type="string" office:string-value="44,9 KiB" calcext:value-type="string">
            <text:p>44,9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51]" office:value-type="string" office:string-value="1,7 MiB" calcext:value-type="string">
            <text:p>1,7 MiB</text:p>
          </table:table-cell>
          <table:table-cell table:style-name="ce31" office:value-type="string" calcext:value-type="string">
            <text:p>190 files (pgp, rpm)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51]" office:value-type="string" office:string-value="7,7 MiB" calcext:value-type="string">
            <text:p>7,7 MiB</text:p>
          </table:table-cell>
          <table:table-cell table:style-name="ce31" office:value-type="string" calcext:value-type="string">
            <text:p>593 (1 fws, pgp, rpm, 1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52]" office:value-type="string" office:string-value="33 bytes" calcext:value-type="string">
            <text:p>33 bytes</text:p>
          </table:table-cell>
          <table:table-cell table:style-name="ce58" office:value-type="string" calcext:value-type="string">
            <text:p>zero files</text:p>
          </table:table-cell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52]" office:value-type="string" office:string-value="5,0 MiB" calcext:value-type="string">
            <text:p>5,0 MiB</text:p>
          </table:table-cell>
          <table:table-cell table:style-name="ce58" office:value-type="string" calcext:value-type="string">
            <text:p>351 (pgp, rpm, 1 wpc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9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54]" office:value-type="string" office:string-value="3,7 KiB" calcext:value-type="string">
            <text:p>3,7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21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54]" office:value-type="string" office:string-value="3,3 KiB" calcext:value-type="string">
            <text:p>3,3 KiB</text:p>
          </table:table-cell>
          <table:table-cell table:style-name="ce31" office:value-type="string" calcext:value-type="string">
            <text:p>1 pgp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55]" office:value-type="string" office:string-value="16,4 KiB" calcext:value-type="string">
            <text:p>16,4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55]" office:value-type="string" office:string-value="2,9 KiB" calcext:value-type="string">
            <text:p>2,9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56]" office:value-type="string" office:string-value="18,7 KiB" calcext:value-type="string">
            <text:p>18,7 KiB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56]" office:value-type="string" office:string-value="46,4 KiB" calcext:value-type="string">
            <text:p>46,4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57]" office:value-type="string" office:string-value="3,0 MiB" calcext:value-type="string">
            <text:p>3,0 MiB</text:p>
          </table:table-cell>
          <table:table-cell table:style-name="ce31" office:value-type="string" calcext:value-type="string">
            <text:p>302 files (pgp, rpm)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57]" office:value-type="string" office:string-value="9,4 MiB" calcext:value-type="string">
            <text:p>9,4 MiB</text:p>
          </table:table-cell>
          <table:table-cell table:style-name="ce31" office:value-type="string" calcext:value-type="string">
            <office:annotation draw:style-name="gr2" draw:text-style-name="P2" svg:width="28.99mm" svg:height="9.91mm" svg:x="307.2mm" svg:y="279.09mm" draw:caption-point-x="-6.1mm" draw:caption-point-y="15.1mm">
              <dc:date>2020-04-20T00:00:00</dc:date>
              <text:p text:style-name="P1"><text:span text:style-name="T1">False positive, </text:span><text:span text:style-name="T1">still</text:span></text:p>
            </office:annotation>
            <text:p>805 files (fws, mpg, pgp, rpm, PNG,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58]" office:value-type="string" office:string-value="1,8 KiB" calcext:value-type="string">
            <text:p>1,8 KiB</text:p>
          </table:table-cell>
          <table:table-cell table:style-name="ce58" office:value-type="string" calcext:value-type="string">
            <text:p>zero files</text:p>
          </table:table-cell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58]" office:value-type="string" office:string-value="6,9 MiB" calcext:value-type="string">
            <text:p>6,9 MiB</text:p>
          </table:table-cell>
          <table:table-cell table:style-name="ce58" office:value-type="string" calcext:value-type="string">
            <text:p>551 (fws, mpg, pgp, rpm, wpc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10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60]" office:value-type="string" office:string-value="4,2 KiB" calcext:value-type="string">
            <text:p>4,2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22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60]" office:value-type="string" office:string-value="3,4 KiB" calcext:value-type="string">
            <text:p>3,4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61]" office:value-type="string" office:string-value="41,2 KiB" calcext:value-type="string">
            <text:p>41,2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61]" office:value-type="string" office:string-value="2,9 KiB" calcext:value-type="string">
            <text:p>2,9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62]" office:value-type="string" office:string-value="4,8 KiB" calcext:value-type="string">
            <text:p>4,8 KiB</text:p>
          </table:table-cell>
          <table:table-cell table:style-name="ce31" office:value-type="string" calcext:value-type="string">
            <text:p>1 pgp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62]" office:value-type="string" office:string-value="50,8 KiB" calcext:value-type="string">
            <text:p>50,8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63]" office:value-type="string" office:string-value="3,1 MiB" calcext:value-type="string">
            <text:p>3,1 MiB</text:p>
          </table:table-cell>
          <table:table-cell table:style-name="ce31" office:value-type="string" calcext:value-type="string">
            <text:p>290 files (pgp, rpm)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63]" office:value-type="string" office:string-value="8,3 MiB" calcext:value-type="string">
            <text:p>8,3 MiB</text:p>
          </table:table-cell>
          <table:table-cell table:style-name="ce31" office:value-type="string" calcext:value-type="string">
            <office:annotation draw:style-name="gr4" draw:text-style-name="P2" svg:width="28.99mm" svg:height="29.66mm" svg:x="307.2mm" svg:y="310.79mm" draw:caption-point-x="-6.1mm" draw:caption-point-y="15.1mm">
              <dc:date>2020-04-20T00:00:00</dc:date>
              <text:p text:style-name="P1"><text:span text:style-name="T1">2 mpg’s are </text:span><text:span text:style-name="T1">strange… one </text:span><text:span text:style-name="T1">with a gray </text:span><text:span text:style-name="T1">verticall thick </text:span><text:span text:style-name="T1">line. The other </text:span><text:span text:style-name="T1">with a green </text:span><text:span text:style-name="T1">“subscreen”</text:span></text:p>
            </office:annotation>
            <text:p>707 (fws, mpg, pgp, rpm,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64]" office:value-type="string" office:string-value="190 bytes" calcext:value-type="string">
            <text:p>190 bytes</text:p>
          </table:table-cell>
          <table:table-cell table:style-name="ce58" office:value-type="string" calcext:value-type="string">
            <text:p>zero files</text:p>
          </table:table-cell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64]" office:value-type="string" office:string-value="6,5 MiB" calcext:value-type="string">
            <text:p>6,5 MiB</text:p>
          </table:table-cell>
          <table:table-cell table:style-name="ce58" office:value-type="string" calcext:value-type="string">
            <text:p>446 (fws, mpg, pgp, rpm, wpc)</text:p>
          </table:table-cell>
        </table:table-row>
        <table:table-row table:style-name="ro7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2"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5">
            <text:p>Chunk 11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66]" office:value-type="string" office:string-value="3,8 KiB" calcext:value-type="string">
            <text:p>3,8 KiB</text:p>
          </table:table-cell>
          <table:table-cell table:style-name="ce31" office:value-type="string" calcext:value-type="string">
            <text:p>zero files</text:p>
          </table:table-cell>
          <table:table-cell/>
          <table:table-cell table:style-name="ce34" office:value-type="string" calcext:value-type="string" table:number-columns-spanned="1" table:number-rows-spanned="5">
            <text:p>Chunk 23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J66]" office:value-type="string" office:string-value="1,9 KiB" calcext:value-type="string">
            <text:p>1,9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8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67]" office:value-type="string" office:string-value="46,5 KiB" calcext:value-type="string">
            <text:p>46,5 KiB</text:p>
          </table:table-cell>
          <table:table-cell table:style-name="ce31" office:value-type="string" calcext:value-type="string">
            <text:p>3 rpm</text:p>
          </table:table-cell>
          <table:table-cell/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J67]" office:value-type="string" office:string-value="1,7 KiB" calcext:value-type="string">
            <text:p>1,7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68]" office:value-type="string" office:string-value="411 bytes" calcext:value-type="string">
            <text:p>411 bytes</text:p>
          </table:table-cell>
          <table:table-cell table:style-name="ce31" office:value-type="string" calcext:value-type="string">
            <text:p>zero files</text:p>
          </table:table-cell>
          <table:table-cell/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J68]" office:value-type="string" office:string-value="26,4 KiB" calcext:value-type="string">
            <text:p>26,4 KiB</text:p>
          </table:table-cell>
          <table:table-cell table:style-name="ce31" office:value-type="string" calcext:value-type="string">
            <text:p>zero files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69]" office:value-type="string" office:string-value="4,4 MiB" calcext:value-type="string">
            <text:p>4,4 MiB</text:p>
          </table:table-cell>
          <table:table-cell table:style-name="ce31" office:value-type="string" calcext:value-type="string">
            <text:p>263 files (pgp, rpm, 1 wpc)</text:p>
          </table:table-cell>
          <table:table-cell/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J69]" office:value-type="string" office:string-value="4,1 MiB" calcext:value-type="string">
            <text:p>4,1 MiB</text:p>
          </table:table-cell>
          <table:table-cell table:style-name="ce31" office:value-type="string" calcext:value-type="string">
            <text:p>356 (mpg, pgp, rpm, wpc)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70]" office:value-type="string" office:string-value="2,6 KiB" calcext:value-type="string">
            <text:p>2,6 KiB</text:p>
          </table:table-cell>
          <table:table-cell table:style-name="ce58" office:value-type="string" calcext:value-type="string">
            <text:p>1 pgp</text:p>
          </table:table-cell>
          <table:table-cell/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J70]" office:value-type="string" office:string-value="3,8 MiB" calcext:value-type="string">
            <text:p>3,8 MiB</text:p>
          </table:table-cell>
          <table:table-cell table:style-name="ce58" office:value-type="string" calcext:value-type="string">
            <office:annotation draw:style-name="gr1" draw:text-style-name="P2" svg:width="28.99mm" svg:height="13.86mm" svg:x="307.2mm" svg:y="347mm" draw:caption-point-x="-6.1mm" draw:caption-point-y="15.1mm">
              <dc:date>2020-04-20T00:00:00</dc:date>
              <text:p text:style-name="P1"><text:span text:style-name="T1"><text:a xlink:href="https://wiki.fileformat.com/email/ost/" xlink:type="simple">https://wiki.fileformat.com/email/ost/</text:a></text:span></text:p>
              <text:p text:style-name="P1"><text:span text:style-name="T1"/></text:p>
              <text:p text:style-name="P1"><text:span text:style-name="T1">False positive</text:span></text:p>
            </office:annotation>
            <text:p>281 (1 OST, pgp, rpm)</text:p>
          </table:table-cell>
        </table:table-row>
        <table:table-row table:style-name="ro2">
          <table:table-cell/>
          <table:table-cell table:style-name="ce29" office:value-type="string" calcext:value-type="string">
            <text:p>Transaction type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Scalpel Output</text:p>
          </table:table-cell>
          <table:table-cell table:number-columns-repeated="5"/>
        </table:table-row>
        <table:table-row table:style-name="ro2">
          <table:table-cell table:style-name="ce34" office:value-type="string" calcext:value-type="string" table:number-columns-spanned="1" table:number-rows-spanned="5">
            <text:p>Chunk 12</text:p>
          </table:table-cell>
          <table:table-cell table:style-name="ce9" office:value-type="string" calcext:value-type="string">
            <text:p>Block hash LSB</text:p>
          </table:table-cell>
          <table:table-cell table:style-name="ce31" table:formula="of:=[$LSBits_ExtractedData.C72]" office:value-type="string" office:string-value="3,5 KiB" calcext:value-type="string">
            <text:p>3,5 KiB</text:p>
          </table:table-cell>
          <table:table-cell table:style-name="ce31" office:value-type="string" calcext:value-type="string">
            <text:p>zero files</text:p>
          </table:table-cell>
          <table:table-cell table:number-columns-repeated="5"/>
        </table:table-row>
        <table:table-row table:style-name="ro2">
          <table:covered-table-cell/>
          <table:table-cell table:style-name="ce55" office:value-type="string" calcext:value-type="string">
            <text:p>Coinbase LSB</text:p>
          </table:table-cell>
          <table:table-cell table:style-name="ce31" table:formula="of:=[$LSBits_ExtractedData.C73]" office:value-type="string" office:string-value="35,1 KiB" calcext:value-type="string">
            <text:p>35,1 KiB</text:p>
          </table:table-cell>
          <table:table-cell table:style-name="ce31" office:value-type="string" calcext:value-type="string">
            <text:p>1 pgp, 1 rpm</text:p>
          </table:table-cell>
          <table:table-cell table:number-columns-repeated="5"/>
        </table:table-row>
        <table:table-row table:style-name="ro2">
          <table:covered-table-cell/>
          <table:table-cell table:style-name="ce9" office:value-type="string" calcext:value-type="string">
            <text:p>pubkeyLSB</text:p>
          </table:table-cell>
          <table:table-cell table:style-name="ce31" table:formula="of:=[$LSBits_ExtractedData.C74]" office:value-type="string" office:string-value="77 bytes" calcext:value-type="string">
            <text:p>77 bytes</text:p>
          </table:table-cell>
          <table:table-cell table:style-name="ce31" office:value-type="string" calcext:value-type="string">
            <text:p>zero files</text:p>
          </table:table-cell>
          <table:table-cell table:number-columns-repeated="5"/>
        </table:table-row>
        <table:table-row table:style-name="ro2">
          <table:covered-table-cell/>
          <table:table-cell table:style-name="ce9" office:value-type="string" calcext:value-type="string">
            <text:p>P2PKH LSB</text:p>
          </table:table-cell>
          <table:table-cell table:style-name="ce31" table:formula="of:=[$LSBits_ExtractedData.C75]" office:value-type="string" office:string-value="5,4 MiB" calcext:value-type="string">
            <text:p>5,4 MiB</text:p>
          </table:table-cell>
          <table:table-cell table:style-name="ce31" office:value-type="string" calcext:value-type="string">
            <text:p>351 (pgp, rpm)</text:p>
          </table:table-cell>
          <table:table-cell table:number-columns-repeated="5"/>
        </table:table-row>
        <table:table-row table:style-name="ro2">
          <table:covered-table-cell/>
          <table:table-cell table:style-name="ce56" office:value-type="string" calcext:value-type="string">
            <text:p>P2SH LSB</text:p>
          </table:table-cell>
          <table:table-cell table:style-name="ce58" table:formula="of:=[$LSBits_ExtractedData.C76]" office:value-type="string" office:string-value="18,1 KiB" calcext:value-type="string">
            <text:p>18,1 KiB</text:p>
          </table:table-cell>
          <table:table-cell table:style-name="ce58" office:value-type="string" calcext:value-type="string">
            <text:p>2 pgp</text:p>
          </table:table-cell>
          <table:table-cell table:number-columns-repeated="5"/>
        </table:table-row>
        <table:table-row table:style-name="ro2" table:number-rows-repeated="104849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0:35:16.2072945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9:31:51.164699085</meta:creation-date>
    <dc:date>2020-04-20T23:34:11.382830628</dc:date>
    <meta:editing-duration>P1DT11H36M12S</meta:editing-duration>
    <meta:editing-cycles>108</meta:editing-cycles>
    <meta:generator>LibreOffice/6.0.6.2$Linux_X86_64 LibreOffice_project/00m0$Build-2</meta:generator>
    <meta:document-statistic meta:table-count="4" meta:cell-count="1611" meta:object-count="0"/>
  </office:meta>
</office:document-meta>
</file>